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4" style:family="table">
      <style:table-properties style:width="25.709cm" fo:margin-left="0cm" fo:break-before="page" table:align="left"/>
    </style:style>
    <style:style style:name="Таблица4.A" style:family="table-column">
      <style:table-column-properties style:column-width="8.401cm"/>
    </style:style>
    <style:style style:name="Таблица4.B" style:family="table-column">
      <style:table-column-properties style:column-width="9.701cm"/>
    </style:style>
    <style:style style:name="Таблица4.C" style:family="table-column">
      <style:table-column-properties style:column-width="7.606cm"/>
    </style:style>
    <style:style style:name="Таблица4.1" style:family="table-row">
      <style:table-row-properties style:min-row-height="10.322cm"/>
    </style:style>
    <style:style style:name="Таблица4.A1" style:family="table-cell">
      <style:table-cell-properties style:vertical-align="bottom" fo:padding="0.097cm" fo:border="none"/>
    </style:style>
    <style:style style:name="Таблица6" style:family="table">
      <style:table-properties style:width="9.507cm" table:align="margins"/>
    </style:style>
    <style:style style:name="Таблица6.A" style:family="table-column">
      <style:table-column-properties style:column-width="2.097cm" style:rel-column-width="1189*"/>
    </style:style>
    <style:style style:name="Таблица6.B" style:family="table-column">
      <style:table-column-properties style:column-width="0.794cm" style:rel-column-width="450*"/>
    </style:style>
    <style:style style:name="Таблица6.C" style:family="table-column">
      <style:table-column-properties style:column-width="2.401cm" style:rel-column-width="1361*"/>
    </style:style>
    <style:style style:name="Таблица6.D" style:family="table-column">
      <style:table-column-properties style:column-width="4.216cm" style:rel-column-width="2390*"/>
    </style:style>
    <style:style style:name="Таблица6.A1" style:family="table-cell">
      <style:table-cell-properties fo:background-color="#ffe5ca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6.A2" style:family="table-cell">
      <style:table-cell-properties fo:background-color="#ffe5ca" fo:padding="0.097cm" fo:border-left="0.5pt solid #000000" fo:border-right="none" fo:border-top="0.5pt solid #000000" fo:border-bottom="none">
        <style:background-image/>
      </style:table-cell-properties>
    </style:style>
    <style:style style:name="Таблица6.B2" style:family="table-cell">
      <style:table-cell-properties fo:background-color="#ffe5ca" fo:padding="0.097cm" fo:border-left="none" fo:border-right="none" fo:border-top="0.5pt solid #000000" fo:border-bottom="none">
        <style:background-image/>
      </style:table-cell-properties>
    </style:style>
    <style:style style:name="Таблица6.D2" style:family="table-cell">
      <style:table-cell-properties fo:background-color="#ffe5ca" fo:padding="0.097cm" fo:border-left="none" fo:border-right="0.5pt solid #000000" fo:border-top="0.5pt solid #000000" fo:border-bottom="none">
        <style:background-image/>
      </style:table-cell-properties>
    </style:style>
    <style:style style:name="Таблица6.A3" style:family="table-cell">
      <style:table-cell-properties fo:background-color="#ffe5ca" fo:padding="0.097cm" fo:border-left="0.5pt solid #000000" fo:border-right="none" fo:border-top="none" fo:border-bottom="none">
        <style:background-image/>
      </style:table-cell-properties>
    </style:style>
    <style:style style:name="Таблица6.B3" style:family="table-cell">
      <style:table-cell-properties fo:background-color="#ffe5ca" fo:padding="0.097cm" fo:border="none">
        <style:background-image/>
      </style:table-cell-properties>
    </style:style>
    <style:style style:name="Таблица6.D3" style:family="table-cell">
      <style:table-cell-properties fo:background-color="#ffe5ca" fo:padding="0.097cm" fo:border-left="none" fo:border-right="0.5pt solid #000000" fo:border-top="none" fo:border-bottom="none">
        <style:background-image/>
      </style:table-cell-properties>
    </style:style>
    <style:style style:name="Таблица6.A10" style:family="table-cell">
      <style:table-cell-properties fo:background-color="#ffe5ca" fo:padding="0.097cm" fo:border-left="0.5pt solid #000000" fo:border-right="none" fo:border-top="none" fo:border-bottom="0.5pt solid #000000">
        <style:background-image/>
      </style:table-cell-properties>
    </style:style>
    <style:style style:name="Таблица6.B10" style:family="table-cell">
      <style:table-cell-properties fo:background-color="#ffe5ca" fo:padding="0.097cm" fo:border-left="none" fo:border-right="none" fo:border-top="none" fo:border-bottom="0.5pt solid #000000">
        <style:background-image/>
      </style:table-cell-properties>
    </style:style>
    <style:style style:name="Таблица6.D10" style:family="table-cell">
      <style:table-cell-properties fo:background-color="#ffe5ca" fo:padding="0.097cm" fo:border-left="none" fo:border-right="0.5pt solid #000000" fo:border-top="none" fo:border-bottom="0.5pt solid #000000">
        <style:background-image/>
      </style:table-cell-properties>
    </style:style>
    <style:style style:name="Таблица6.A11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7.412cm" style:rel-width="100%" table:align="right"/>
    </style:style>
    <style:style style:name="Таблица5.A" style:family="table-column">
      <style:table-column-properties style:column-width="4.498cm" style:rel-column-width="2550*"/>
    </style:style>
    <style:style style:name="Таблица5.B" style:family="table-column">
      <style:table-column-properties style:column-width="1.095cm" style:rel-column-width="621*"/>
    </style:style>
    <style:style style:name="Таблица5.C" style:family="table-column">
      <style:table-column-properties style:column-width="1.819cm" style:rel-column-width="1031*"/>
    </style:style>
    <style:style style:name="Таблица5.A1" style:family="table-cell">
      <style:table-cell-properties fo:background-color="#ffe5ca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5.A2" style:family="table-cell">
      <style:table-cell-properties fo:background-color="#ffe5ca" fo:padding="0.097cm" fo:border-left="0.5pt solid #000000" fo:border-right="none" fo:border-top="none" fo:border-bottom="none">
        <style:background-image/>
      </style:table-cell-properties>
    </style:style>
    <style:style style:name="Таблица5.B2" style:family="table-cell">
      <style:table-cell-properties fo:background-color="#ffe5ca" fo:padding="0.097cm" fo:border="none">
        <style:background-image/>
      </style:table-cell-properties>
    </style:style>
    <style:style style:name="Таблица5.C2" style:family="table-cell">
      <style:table-cell-properties fo:background-color="#ffe5ca" fo:padding="0.097cm" fo:border-left="none" fo:border-right="0.5pt solid #000000" fo:border-top="none" fo:border-bottom="none">
        <style:background-image/>
      </style:table-cell-properties>
    </style:style>
    <style:style style:name="Таблица5.A16" style:family="table-cell">
      <style:table-cell-properties fo:background-color="#ffe5ca" fo:padding="0.097cm" fo:border-left="0.5pt solid #000000" fo:border-right="none" fo:border-top="none" fo:border-bottom="0.5pt solid #000000">
        <style:background-image/>
      </style:table-cell-properties>
    </style:style>
    <style:style style:name="Таблица5.B16" style:family="table-cell">
      <style:table-cell-properties fo:background-color="#ffe5ca" fo:padding="0.097cm" fo:border-left="none" fo:border-right="none" fo:border-top="none" fo:border-bottom="0.5pt solid #000000">
        <style:background-image/>
      </style:table-cell-properties>
    </style:style>
    <style:style style:name="Таблица5.C16" style:family="table-cell">
      <style:table-cell-properties fo:background-color="#ffe5ca" fo:padding="0.097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25.707cm" fo:margin-left="0cm" fo:break-before="page" table:align="left"/>
    </style:style>
    <style:style style:name="Таблица7.A" style:family="table-column">
      <style:table-column-properties style:column-width="8.569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8.375cm" table:align="margins"/>
    </style:style>
    <style:style style:name="Таблица8.A" style:family="table-column">
      <style:table-column-properties style:column-width="1.076cm" style:rel-column-width="454*"/>
    </style:style>
    <style:style style:name="Таблица8.C" style:family="table-column">
      <style:table-column-properties style:column-width="2.418cm" style:rel-column-width="1020*"/>
    </style:style>
    <style:style style:name="Таблица8.D" style:family="table-column">
      <style:table-column-properties style:column-width="3.803cm" style:rel-column-width="1604*"/>
    </style:style>
    <style:style style:name="Таблица8.A1" style:family="table-cell">
      <style:table-cell-properties fo:background-color="#fedcc6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8.A2" style:family="table-cell">
      <style:table-cell-properties fo:background-color="#fedcc6" fo:padding="0.097cm" fo:border-left="0.5pt solid #000000" fo:border-right="none" fo:border-top="none" fo:border-bottom="none">
        <style:background-image/>
      </style:table-cell-properties>
    </style:style>
    <style:style style:name="Таблица8.B2" style:family="table-cell">
      <style:table-cell-properties fo:background-color="#fedcc6" fo:padding="0.097cm" fo:border="none">
        <style:background-image/>
      </style:table-cell-properties>
    </style:style>
    <style:style style:name="Таблица8.D2" style:family="table-cell">
      <style:table-cell-properties fo:background-color="#fedcc6" fo:padding="0.097cm" fo:border-left="none" fo:border-right="0.5pt solid #000000" fo:border-top="none" fo:border-bottom="none">
        <style:background-image/>
      </style:table-cell-properties>
    </style:style>
    <style:style style:name="Таблица8.A5" style:family="table-cell">
      <style:table-cell-properties fo:background-color="#fedcc6" fo:padding="0.097cm" fo:border-left="0.5pt solid #000000" fo:border-right="none" fo:border-top="none" fo:border-bottom="0.5pt solid #000000">
        <style:background-image/>
      </style:table-cell-properties>
    </style:style>
    <style:style style:name="Таблица8.B5" style:family="table-cell">
      <style:table-cell-properties fo:background-color="#fedcc6" fo:padding="0.097cm" fo:border-left="none" fo:border-right="none" fo:border-top="none" fo:border-bottom="0.5pt solid #000000">
        <style:background-image/>
      </style:table-cell-properties>
    </style:style>
    <style:style style:name="Таблица8.D5" style:family="table-cell">
      <style:table-cell-properties fo:background-color="#fedcc6" fo:padding="0.097cm" fo:border-left="none" fo:border-right="0.5pt solid #000000" fo:border-top="none" fo:border-bottom="0.5pt solid #000000">
        <style:background-image/>
      </style:table-cell-properties>
    </style:style>
    <style:style style:name="Таблица8.A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9" style:family="table">
      <style:table-properties style:width="8.375cm" table:align="margins"/>
    </style:style>
    <style:style style:name="Таблица9.A" style:family="table-column">
      <style:table-column-properties style:column-width="1.076cm" style:rel-column-width="454*"/>
    </style:style>
    <style:style style:name="Таблица9.C" style:family="table-column">
      <style:table-column-properties style:column-width="2.681cm" style:rel-column-width="1131*"/>
    </style:style>
    <style:style style:name="Таблица9.D" style:family="table-column">
      <style:table-column-properties style:column-width="3.542cm" style:rel-column-width="1494*"/>
    </style:style>
    <style:style style:name="Таблица9.A1" style:family="table-cell">
      <style:table-cell-properties fo:background-color="#fedcc6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9.A2" style:family="table-cell">
      <style:table-cell-properties fo:background-color="#fedcc6" fo:padding="0.097cm" fo:border-left="0.5pt solid #000000" fo:border-right="none" fo:border-top="none" fo:border-bottom="none">
        <style:background-image/>
      </style:table-cell-properties>
    </style:style>
    <style:style style:name="Таблица9.B2" style:family="table-cell">
      <style:table-cell-properties fo:background-color="#fedcc6" fo:padding="0.097cm" fo:border="none">
        <style:background-image/>
      </style:table-cell-properties>
    </style:style>
    <style:style style:name="Таблица9.D2" style:family="table-cell">
      <style:table-cell-properties fo:background-color="#fedcc6" fo:padding="0.097cm" fo:border-left="none" fo:border-right="0.5pt solid #000000" fo:border-top="none" fo:border-bottom="none">
        <style:background-image/>
      </style:table-cell-properties>
    </style:style>
    <style:style style:name="Таблица9.A5" style:family="table-cell">
      <style:table-cell-properties fo:background-color="#fedcc6" fo:padding="0.097cm" fo:border-left="0.5pt solid #000000" fo:border-right="none" fo:border-top="none" fo:border-bottom="0.5pt solid #000000">
        <style:background-image/>
      </style:table-cell-properties>
    </style:style>
    <style:style style:name="Таблица9.B5" style:family="table-cell">
      <style:table-cell-properties fo:background-color="#fedcc6" fo:padding="0.097cm" fo:border-left="none" fo:border-right="none" fo:border-top="none" fo:border-bottom="0.5pt solid #000000">
        <style:background-image/>
      </style:table-cell-properties>
    </style:style>
    <style:style style:name="Таблица9.D5" style:family="table-cell">
      <style:table-cell-properties fo:background-color="#fedcc6" fo:padding="0.097cm" fo:border-left="none" fo:border-right="0.5pt solid #000000" fo:border-top="none" fo:border-bottom="0.5pt solid #000000">
        <style:background-image/>
      </style:table-cell-properties>
    </style:style>
    <style:style style:name="Таблица9.A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8.375cm" table:align="margins"/>
    </style:style>
    <style:style style:name="Таблица10.A" style:family="table-column">
      <style:table-column-properties style:column-width="1.076cm" style:rel-column-width="454*"/>
    </style:style>
    <style:style style:name="Таблица10.C" style:family="table-column">
      <style:table-column-properties style:column-width="2.681cm" style:rel-column-width="1131*"/>
    </style:style>
    <style:style style:name="Таблица10.D" style:family="table-column">
      <style:table-column-properties style:column-width="3.54cm" style:rel-column-width="1493*"/>
    </style:style>
    <style:style style:name="Таблица10.A1" style:family="table-cell">
      <style:table-cell-properties fo:background-color="#fedcc6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10.A2" style:family="table-cell">
      <style:table-cell-properties fo:background-color="#fedcc6" fo:padding="0.097cm" fo:border-left="0.5pt solid #000000" fo:border-right="none" fo:border-top="none" fo:border-bottom="none">
        <style:background-image/>
      </style:table-cell-properties>
    </style:style>
    <style:style style:name="Таблица10.B2" style:family="table-cell">
      <style:table-cell-properties fo:background-color="#fedcc6" fo:padding="0.097cm" fo:border="none">
        <style:background-image/>
      </style:table-cell-properties>
    </style:style>
    <style:style style:name="Таблица10.D2" style:family="table-cell">
      <style:table-cell-properties fo:background-color="#fedcc6" fo:padding="0.097cm" fo:border-left="none" fo:border-right="0.5pt solid #000000" fo:border-top="none" fo:border-bottom="none">
        <style:background-image/>
      </style:table-cell-properties>
    </style:style>
    <style:style style:name="Таблица10.A5" style:family="table-cell">
      <style:table-cell-properties fo:background-color="#fedcc6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B5" style:family="table-cell">
      <style:table-cell-properties fo:background-color="#fedcc6" fo:padding="0.097cm" fo:border-left="none" fo:border-right="none" fo:border-top="none" fo:border-bottom="0.5pt solid #000000">
        <style:background-image/>
      </style:table-cell-properties>
    </style:style>
    <style:style style:name="Таблица10.D5" style:family="table-cell">
      <style:table-cell-properties fo:background-color="#fedcc6" fo:padding="0.097cm" fo:border-left="none" fo:border-right="0.5pt solid #000000" fo:border-top="none" fo:border-bottom="0.5pt solid #000000">
        <style:background-image/>
      </style:table-cell-properties>
    </style:style>
    <style:style style:name="Таблица10.A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2" style:family="table">
      <style:table-properties style:width="8.181cm" table:align="margins"/>
    </style:style>
    <style:style style:name="Таблица22.A" style:family="table-column">
      <style:table-column-properties style:column-width="2.032cm" style:rel-column-width="850*"/>
    </style:style>
    <style:style style:name="Таблица22.B" style:family="table-column">
      <style:table-column-properties style:column-width="0.677cm" style:rel-column-width="283*"/>
    </style:style>
    <style:style style:name="Таблица22.C" style:family="table-column">
      <style:table-column-properties style:column-width="5.472cm" style:rel-column-width="228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8.181cm" style:rel-width="100%" table:align="left"/>
    </style:style>
    <style:style style:name="Таблица23.A" style:family="table-column">
      <style:table-column-properties style:column-width="2.034cm" style:rel-column-width="1153*"/>
    </style:style>
    <style:style style:name="Таблица23.B" style:family="table-column">
      <style:table-column-properties style:column-width="0.677cm" style:rel-column-width="384*"/>
    </style:style>
    <style:style style:name="Таблица23.C" style:family="table-column">
      <style:table-column-properties style:column-width="5.47cm" style:rel-column-width="3101*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8.181cm" table:align="margins"/>
    </style:style>
    <style:style style:name="Таблица24.A" style:family="table-column">
      <style:table-column-properties style:column-width="2.032cm" style:rel-column-width="850*"/>
    </style:style>
    <style:style style:name="Таблица24.B" style:family="table-column">
      <style:table-column-properties style:column-width="0.677cm" style:rel-column-width="283*"/>
    </style:style>
    <style:style style:name="Таблица24.C" style:family="table-column">
      <style:table-column-properties style:column-width="5.472cm" style:rel-column-width="2289*"/>
    </style:style>
    <style:style style:name="Таблица24.A1" style:family="table-cell">
      <style:table-cell-properties fo:padding="0.097cm" fo:border="none"/>
    </style:style>
    <style:style style:name="Таблица24.2" style:family="table-row">
      <style:table-row-properties style:min-row-height="0.439cm"/>
    </style:style>
    <style:style style:name="Таблица31" style:family="table">
      <style:table-properties style:width="25.4cm" fo:margin-left="0.258cm" table:align="left"/>
    </style:style>
    <style:style style:name="Таблица31.A" style:family="table-column">
      <style:table-column-properties style:column-width="10.807cm"/>
    </style:style>
    <style:style style:name="Таблица31.B" style:family="table-column">
      <style:table-column-properties style:column-width="6.899cm"/>
    </style:style>
    <style:style style:name="Таблица31.C" style:family="table-column">
      <style:table-column-properties style:column-width="7.694cm"/>
    </style:style>
    <style:style style:name="Таблица31.A1" style:family="table-cell">
      <style:table-cell-properties fo:padding="0.097cm" fo:border="none"/>
    </style:style>
    <style:style style:name="Таблица31.B1" style:family="table-cell">
      <style:table-cell-properties fo:padding="0.097cm" fo:border-left="none" fo:border-right="none" fo:border-top="none" fo:border-bottom="0.5pt solid #000000"/>
    </style:style>
    <style:style style:name="Таблица1" style:family="table" style:master-page-name="">
      <style:table-properties style:width="8.37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076cm" style:rel-column-width="454*"/>
    </style:style>
    <style:style style:name="Таблица1.C" style:family="table-column">
      <style:table-column-properties style:column-width="2.418cm" style:rel-column-width="1020*"/>
    </style:style>
    <style:style style:name="Таблица1.D" style:family="table-column">
      <style:table-column-properties style:column-width="3.803cm" style:rel-column-width="1604*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1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1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1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1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1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1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1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2" style:family="table" style:master-page-name="">
      <style:table-properties style:width="8.37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32.A" style:family="table-column">
      <style:table-column-properties style:column-width="1.076cm" style:rel-column-width="454*"/>
    </style:style>
    <style:style style:name="Таблица32.C" style:family="table-column">
      <style:table-column-properties style:column-width="2.418cm" style:rel-column-width="1020*"/>
    </style:style>
    <style:style style:name="Таблица32.D" style:family="table-column">
      <style:table-column-properties style:column-width="3.805cm" style:rel-column-width="1605*"/>
    </style:style>
    <style:style style:name="Таблица32.1" style:family="table-row">
      <style:table-row-properties fo:background-color="transparent" fo:keep-together="auto">
        <style:background-image/>
      </style:table-row-properties>
    </style:style>
    <style:style style:name="Таблица32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32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32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32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32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2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32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32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3" style:family="table" style:master-page-name="">
      <style:table-properties style:width="8.37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33.A" style:family="table-column">
      <style:table-column-properties style:column-width="1.076cm" style:rel-column-width="454*"/>
    </style:style>
    <style:style style:name="Таблица33.C" style:family="table-column">
      <style:table-column-properties style:column-width="2.418cm" style:rel-column-width="1020*"/>
    </style:style>
    <style:style style:name="Таблица33.D" style:family="table-column">
      <style:table-column-properties style:column-width="3.803cm" style:rel-column-width="1604*"/>
    </style:style>
    <style:style style:name="Таблица33.1" style:family="table-row">
      <style:table-row-properties fo:background-color="transparent" fo:keep-together="auto">
        <style:background-image/>
      </style:table-row-properties>
    </style:style>
    <style:style style:name="Таблица33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33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33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33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33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3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33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33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" style:family="table">
      <style:table-properties style:width="8.181cm" table:align="margins"/>
    </style:style>
    <style:style style:name="Таблица2.A" style:family="table-column">
      <style:table-column-properties style:column-width="2.032cm" style:rel-column-width="850*"/>
    </style:style>
    <style:style style:name="Таблица2.B" style:family="table-column">
      <style:table-column-properties style:column-width="0.677cm" style:rel-column-width="283*"/>
    </style:style>
    <style:style style:name="Таблица2.C" style:family="table-column">
      <style:table-column-properties style:column-width="5.472cm" style:rel-column-width="2289*"/>
    </style:style>
    <style:style style:name="Таблица2.A1" style:family="table-cell">
      <style:table-cell-properties fo:padding="0.097cm" fo:border="none"/>
    </style:style>
    <style:style style:name="Таблица13" style:family="table">
      <style:table-properties style:width="8.181cm" table:align="margins"/>
    </style:style>
    <style:style style:name="Таблица13.A" style:family="table-column">
      <style:table-column-properties style:column-width="2.032cm" style:rel-column-width="850*"/>
    </style:style>
    <style:style style:name="Таблица13.B" style:family="table-column">
      <style:table-column-properties style:column-width="0.676cm" style:rel-column-width="283*"/>
    </style:style>
    <style:style style:name="Таблица13.C" style:family="table-column">
      <style:table-column-properties style:column-width="5.473cm" style:rel-column-width="2290*"/>
    </style:style>
    <style:style style:name="Таблица13.1" style:family="table-row">
      <style:table-row-properties style:min-row-height="0.5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8.181cm" table:align="margins"/>
    </style:style>
    <style:style style:name="Таблица14.A" style:family="table-column">
      <style:table-column-properties style:column-width="2.032cm" style:rel-column-width="850*"/>
    </style:style>
    <style:style style:name="Таблица14.B" style:family="table-column">
      <style:table-column-properties style:column-width="0.677cm" style:rel-column-width="283*"/>
    </style:style>
    <style:style style:name="Таблица14.C" style:family="table-column">
      <style:table-column-properties style:column-width="5.472cm" style:rel-column-width="2289*"/>
    </style:style>
    <style:style style:name="Таблица14.A1" style:family="table-cell">
      <style:table-cell-properties fo:padding="0.097cm" fo:border="none"/>
    </style:style>
    <style:style style:name="Таблица17" style:family="table" style:master-page-name="">
      <style:table-properties style:width="8.37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17.A" style:family="table-column">
      <style:table-column-properties style:column-width="1.076cm" style:rel-column-width="454*"/>
    </style:style>
    <style:style style:name="Таблица17.C" style:family="table-column">
      <style:table-column-properties style:column-width="2.418cm" style:rel-column-width="1020*"/>
    </style:style>
    <style:style style:name="Таблица17.D" style:family="table-column">
      <style:table-column-properties style:column-width="3.803cm" style:rel-column-width="1604*"/>
    </style:style>
    <style:style style:name="Таблица17.1" style:family="table-row">
      <style:table-row-properties fo:background-color="transparent" fo:keep-together="auto">
        <style:background-image/>
      </style:table-row-properties>
    </style:style>
    <style:style style:name="Таблица17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17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17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17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17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17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7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17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17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8" style:family="table">
      <style:table-properties style:width="8.181cm" table:align="margins"/>
    </style:style>
    <style:style style:name="Таблица18.A" style:family="table-column">
      <style:table-column-properties style:column-width="2.032cm" style:rel-column-width="850*"/>
    </style:style>
    <style:style style:name="Таблица18.B" style:family="table-column">
      <style:table-column-properties style:column-width="0.677cm" style:rel-column-width="283*"/>
    </style:style>
    <style:style style:name="Таблица18.C" style:family="table-column">
      <style:table-column-properties style:column-width="5.472cm" style:rel-column-width="2289*"/>
    </style:style>
    <style:style style:name="Таблица18.A1" style:family="table-cell">
      <style:table-cell-properties fo:padding="0.097cm" fo:border="none"/>
    </style:style>
    <style:style style:name="Таблица26" style:family="table" style:master-page-name="">
      <style:table-properties style:width="8.37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26.A" style:family="table-column">
      <style:table-column-properties style:column-width="1.076cm" style:rel-column-width="454*"/>
    </style:style>
    <style:style style:name="Таблица26.C" style:family="table-column">
      <style:table-column-properties style:column-width="2.418cm" style:rel-column-width="1020*"/>
    </style:style>
    <style:style style:name="Таблица26.D" style:family="table-column">
      <style:table-column-properties style:column-width="3.803cm" style:rel-column-width="1604*"/>
    </style:style>
    <style:style style:name="Таблица26.1" style:family="table-row">
      <style:table-row-properties fo:background-color="transparent" fo:keep-together="auto">
        <style:background-image/>
      </style:table-row-properties>
    </style:style>
    <style:style style:name="Таблица26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26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26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26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26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26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6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26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26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7" style:family="table">
      <style:table-properties style:width="8.181cm" table:align="margins"/>
    </style:style>
    <style:style style:name="Таблица27.A" style:family="table-column">
      <style:table-column-properties style:column-width="2.032cm" style:rel-column-width="850*"/>
    </style:style>
    <style:style style:name="Таблица27.B" style:family="table-column">
      <style:table-column-properties style:column-width="0.677cm" style:rel-column-width="283*"/>
    </style:style>
    <style:style style:name="Таблица27.C" style:family="table-column">
      <style:table-column-properties style:column-width="5.472cm" style:rel-column-width="2289*"/>
    </style:style>
    <style:style style:name="Таблица27.A1" style:family="table-cell">
      <style:table-cell-properties fo:padding="0.097cm" fo:border="none"/>
    </style:style>
    <style:style style:name="Таблица28" style:family="table" style:master-page-name="">
      <style:table-properties style:width="8.37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28.A" style:family="table-column">
      <style:table-column-properties style:column-width="1.076cm" style:rel-column-width="454*"/>
    </style:style>
    <style:style style:name="Таблица28.C" style:family="table-column">
      <style:table-column-properties style:column-width="2.418cm" style:rel-column-width="1020*"/>
    </style:style>
    <style:style style:name="Таблица28.D" style:family="table-column">
      <style:table-column-properties style:column-width="3.803cm" style:rel-column-width="1604*"/>
    </style:style>
    <style:style style:name="Таблица28.1" style:family="table-row">
      <style:table-row-properties fo:background-color="transparent" fo:keep-together="auto">
        <style:background-image/>
      </style:table-row-properties>
    </style:style>
    <style:style style:name="Таблица28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28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28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28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28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28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8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28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28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9" style:family="table">
      <style:table-properties style:width="8.181cm" table:align="margins"/>
    </style:style>
    <style:style style:name="Таблица29.A" style:family="table-column">
      <style:table-column-properties style:column-width="2.032cm" style:rel-column-width="850*"/>
    </style:style>
    <style:style style:name="Таблица29.B" style:family="table-column">
      <style:table-column-properties style:column-width="0.677cm" style:rel-column-width="283*"/>
    </style:style>
    <style:style style:name="Таблица29.C" style:family="table-column">
      <style:table-column-properties style:column-width="5.472cm" style:rel-column-width="2289*"/>
    </style:style>
    <style:style style:name="Таблица29.A1" style:family="table-cell">
      <style:table-cell-properties fo:padding="0.097cm" fo:border="none"/>
    </style:style>
    <style:style style:name="Таблица3" style:family="table">
      <style:table-properties style:width="9.313cm" table:align="margins"/>
    </style:style>
    <style:style style:name="Таблица3.A" style:family="table-column">
      <style:table-column-properties style:column-width="1.499cm" style:rel-column-width="850*"/>
    </style:style>
    <style:style style:name="Таблица3.B" style:family="table-column">
      <style:table-column-properties style:column-width="0.499cm" style:rel-column-width="283*"/>
    </style:style>
    <style:style style:name="Таблица3.C" style:family="table-column">
      <style:table-column-properties style:column-width="7.315cm" style:rel-column-width="4147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9" style:family="paragraph" style:parent-style-name="Standard">
      <style:text-properties officeooo:paragraph-rsid="00171e7a"/>
    </style:style>
    <style:style style:name="P10" style:family="paragraph" style:parent-style-name="Standard">
      <style:paragraph-properties fo:text-align="center" style:justify-single-word="false"/>
      <style:text-properties officeooo:paragraph-rsid="000463eb"/>
    </style:style>
    <style:style style:name="P11" style:family="paragraph" style:parent-style-name="Standard">
      <style:paragraph-properties fo:text-align="center" style:justify-single-word="false"/>
      <style:text-properties officeooo:paragraph-rsid="0005a551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P15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P21" style:family="paragraph" style:parent-style-name="Standard">
      <style:text-properties officeooo:paragraph-rsid="000b8b5a"/>
    </style:style>
    <style:style style:name="P22" style:family="paragraph" style:parent-style-name="Standard">
      <style:text-properties officeooo:paragraph-rsid="000c16a8"/>
    </style:style>
    <style:style style:name="P23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P25" style:family="paragraph" style:parent-style-name="Standard">
      <style:paragraph-properties fo:text-align="start" style:justify-single-word="false"/>
      <style:text-properties officeooo:paragraph-rsid="0010144e"/>
    </style:style>
    <style:style style:name="P26" style:family="paragraph" style:parent-style-name="Standard">
      <style:paragraph-properties fo:text-align="start" style:justify-single-word="false"/>
      <style:text-properties officeooo:paragraph-rsid="0018223d"/>
    </style:style>
    <style:style style:name="P27" style:family="paragraph" style:parent-style-name="Standard">
      <style:text-properties fo:font-size="12pt" officeooo:paragraph-rsid="00171e7a" style:font-size-asian="12pt" style:font-size-complex="12pt"/>
    </style:style>
    <style:style style:name="P28" style:family="paragraph" style:parent-style-name="Footer">
      <style:text-properties officeooo:paragraph-rsid="00171e7a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style:paragraph-properties fo:text-align="center" style:justify-single-word="false"/>
      <style:text-properties officeooo:paragraph-rsid="0005a551"/>
    </style:style>
    <style:style style:name="P31" style:family="paragraph" style:parent-style-name="Footer">
      <style:paragraph-properties fo:text-align="center" style:justify-single-word="false"/>
      <style:text-properties officeooo:paragraph-rsid="000b8b5a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3" style:family="paragraph" style:parent-style-name="Table_20_Contents">
      <style:text-properties officeooo:rsid="000463eb" officeooo:paragraph-rsid="000463eb"/>
    </style:style>
    <style:style style:name="P34" style:family="paragraph" style:parent-style-name="Table_20_Contents">
      <style:text-properties officeooo:rsid="0004c4cd" officeooo:paragraph-rsid="0004c4cd"/>
    </style:style>
    <style:style style:name="P35" style:family="paragraph" style:parent-style-name="Table_20_Contents"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7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44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48" style:family="paragraph" style:parent-style-name="Table_20_Contents">
      <style:text-properties fo:font-weight="bold" officeooo:rsid="0015d33d" officeooo:paragraph-rsid="00171e7a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63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64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65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P66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67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68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P69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70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71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74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75" style:family="paragraph" style:parent-style-name="Table_20_Contents">
      <style:text-properties officeooo:rsid="0015d33d" officeooo:paragraph-rsid="00171e7a"/>
    </style:style>
    <style:style style:name="P76" style:family="paragraph" style:parent-style-name="Table_20_Contents">
      <style:text-properties officeooo:rsid="0015d33d" officeooo:paragraph-rsid="0018b1be"/>
    </style:style>
    <style:style style:name="P77" style:family="paragraph" style:parent-style-name="Table_20_Contents">
      <style:text-properties fo:color="#ce181e" officeooo:rsid="0015d33d" officeooo:paragraph-rsid="00171e7a"/>
    </style:style>
    <style:style style:name="P78" style:family="paragraph" style:parent-style-name="Table_20_Contents">
      <style:text-properties fo:color="#ce181e" fo:font-size="8pt" officeooo:rsid="0015d33d" officeooo:paragraph-rsid="001aa89d" style:font-size-asian="8pt" style:font-size-complex="8pt"/>
    </style:style>
    <style:style style:name="P79" style:family="paragraph" style:parent-style-name="Table_20_Contents">
      <style:text-properties fo:color="#ce181e" fo:font-size="8pt" officeooo:rsid="0015d33d" officeooo:paragraph-rsid="001b6376" style:font-size-asian="8pt" style:font-size-complex="8pt"/>
    </style:style>
    <style:style style:name="P80" style:family="paragraph" style:parent-style-name="Table_20_Contents">
      <style:text-properties fo:font-size="12pt" officeooo:rsid="0015d33d" officeooo:paragraph-rsid="0015d33d" style:font-size-asian="12pt" style:font-size-complex="12pt"/>
    </style:style>
    <style:style style:name="P81" style:family="paragraph" style:parent-style-name="Table_20_Contents">
      <style:text-properties fo:font-size="12pt" officeooo:rsid="0015d33d" officeooo:paragraph-rsid="00171e7a" style:font-size-asian="12pt" style:font-size-complex="12pt"/>
    </style:style>
    <style:style style:name="P82" style:family="paragraph" style:parent-style-name="Table_20_Contents">
      <style:text-properties fo:font-size="12pt" officeooo:paragraph-rsid="00171e7a" style:font-size-asian="12pt" style:font-size-complex="12pt"/>
    </style:style>
    <style:style style:name="P83" style:family="paragraph" style:parent-style-name="Table_20_Contents">
      <style:text-properties fo:font-size="12pt" fo:font-weight="bold" officeooo:rsid="0015d33d" officeooo:paragraph-rsid="0015d33d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171e7a" officeooo:paragraph-rsid="00171e7a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fo:font-size="8pt" fo:font-weight="bold" officeooo:rsid="0015d33d" officeooo:paragraph-rsid="00171e7a" style:font-size-asian="8pt" style:font-weight-asian="bold" style:font-size-complex="8pt" style:font-weight-complex="bold"/>
    </style:style>
    <style:style style:name="P86" style:family="paragraph" style:parent-style-name="Table_20_Contents">
      <style:text-properties fo:font-size="8pt" fo:font-weight="bold" officeooo:rsid="0015d33d" officeooo:paragraph-rsid="001b6376" style:font-size-asian="8pt" style:font-weight-asian="bold" style:font-size-complex="8pt" style:font-weight-complex="bold"/>
    </style:style>
    <style:style style:name="P87" style:family="paragraph" style:parent-style-name="Table_20_Contents">
      <style:text-properties fo:font-size="8pt" officeooo:rsid="0015d33d" officeooo:paragraph-rsid="0018b1be" style:font-size-asian="8pt" style:font-size-complex="8pt"/>
    </style:style>
    <style:style style:name="P88" style:family="paragraph" style:parent-style-name="Table_20_Contents">
      <style:text-properties fo:font-size="8pt" officeooo:rsid="0015d33d" officeooo:paragraph-rsid="00171e7a" style:font-size-asian="8pt" style:font-size-complex="8pt"/>
    </style:style>
    <style:style style:name="P89" style:family="paragraph" style:parent-style-name="Table_20_Contents">
      <style:text-properties fo:font-size="8pt" officeooo:rsid="0015d33d" officeooo:paragraph-rsid="0015d33d" style:font-size-asian="8pt" style:font-size-complex="8pt"/>
    </style:style>
    <style:style style:name="P90" style:family="paragraph" style:parent-style-name="Table_20_Contents">
      <style:text-properties fo:font-size="8pt" officeooo:rsid="0015d33d" officeooo:paragraph-rsid="001aa89d" style:font-size-asian="8pt" style:font-size-complex="8pt"/>
    </style:style>
    <style:style style:name="P91" style:family="paragraph" style:parent-style-name="Table_20_Contents">
      <style:text-properties fo:font-size="8pt" officeooo:rsid="0015d33d" officeooo:paragraph-rsid="001b6376" style:font-size-asian="8pt" style:font-size-complex="8pt"/>
    </style:style>
    <style:style style:name="P92" style:family="paragraph" style:parent-style-name="Table_20_Contents">
      <style:text-properties fo:font-size="8pt" fo:font-weight="normal" officeooo:rsid="0015d33d" officeooo:paragraph-rsid="0015d33d" style:font-size-asian="8pt" style:font-weight-asian="normal" style:font-size-complex="8pt" style:font-weight-complex="normal"/>
    </style:style>
    <style:style style:name="P93" style:family="paragraph" style:parent-style-name="Table_20_Contents">
      <style:text-properties fo:font-size="8pt" fo:font-weight="normal" officeooo:rsid="0015d33d" officeooo:paragraph-rsid="0018b1be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95" style:family="paragraph" style:parent-style-name="Table_20_Contents">
      <style:text-properties officeooo:paragraph-rsid="001b6376"/>
    </style:style>
    <style:style style:name="P96" style:family="paragraph" style:parent-style-name="Text_20_body">
      <style:text-properties officeooo:rsid="0015d33d" officeooo:paragraph-rsid="0015d33d"/>
    </style:style>
    <style:style style:name="P97" style:family="paragraph" style:parent-style-name="Text_20_body">
      <style:text-properties officeooo:rsid="0015d33d" officeooo:paragraph-rsid="00171e7a"/>
    </style:style>
    <style:style style:name="P98" style:family="paragraph" style:parent-style-name="Text_20_body">
      <style:text-properties officeooo:rsid="0015d33d" officeooo:paragraph-rsid="001b6376"/>
    </style:style>
    <style:style style:name="P99" style:family="paragraph" style:parent-style-name="Text_20_body">
      <style:paragraph-properties fo:break-before="page"/>
    </style:style>
    <style:style style:name="P100" style:family="paragraph" style:parent-style-name="Text_20_body">
      <style:paragraph-properties fo:break-before="page"/>
      <style:text-properties officeooo:paragraph-rsid="001b6376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102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104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210024"/>
    </style:style>
    <style:style style:name="P105" style:family="paragraph" style:parent-style-name="Standard">
      <style:paragraph-properties fo:text-align="center" style:justify-single-word="false"/>
      <style:text-properties fo:font-size="8pt" officeooo:paragraph-rsid="00210024" style:font-size-asian="8pt" style:font-size-complex="8pt"/>
    </style:style>
    <style:style style:name="P106" style:family="paragraph" style:parent-style-name="Standard">
      <style:paragraph-properties fo:text-align="start" style:justify-single-word="false"/>
      <style:text-properties fo:font-size="8pt" officeooo:rsid="000ce7c2" officeooo:paragraph-rsid="00210024" style:font-size-asian="8pt" style:font-size-complex="8pt"/>
    </style:style>
    <style:style style:name="P107" style:family="paragraph" style:parent-style-name="Standard">
      <style:text-properties officeooo:paragraph-rsid="00210024"/>
    </style:style>
    <style:style style:name="P108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210024" officeooo:paragraph-rsid="00210024"/>
    </style:style>
    <style:style style:name="P109" style:family="paragraph" style:parent-style-name="Text_20_body">
      <style:paragraph-properties fo:break-before="page"/>
      <style:text-properties officeooo:paragraph-rsid="00171e7a"/>
    </style:style>
    <style:style style:name="P110" style:family="paragraph" style:parent-style-name="Table_20_Contents">
      <style:paragraph-properties fo:text-align="end" style:justify-single-word="false"/>
      <style:text-properties officeooo:rsid="00196541" officeooo:paragraph-rsid="00210024"/>
    </style:style>
    <style:style style:name="P111" style:family="paragraph" style:parent-style-name="Table_20_Contents">
      <style:paragraph-properties fo:text-align="center" style:justify-single-word="false"/>
      <style:text-properties officeooo:paragraph-rsid="00210024"/>
    </style:style>
    <style:style style:name="P112" style:family="paragraph" style:parent-style-name="Table_20_Contents">
      <style:paragraph-properties fo:text-align="start" style:justify-single-word="false"/>
      <style:text-properties officeooo:rsid="000ce7c2" officeooo:paragraph-rsid="00210024"/>
    </style:style>
    <style:style style:name="P113" style:family="paragraph" style:parent-style-name="Table_20_Contents">
      <style:text-properties style:use-window-font-color="true" fo:font-size="9pt" officeooo:rsid="001fa626" officeooo:paragraph-rsid="002a86be" style:font-size-asian="9pt" style:font-size-complex="9pt"/>
    </style:style>
    <style:style style:name="P114" style:family="paragraph" style:parent-style-name="Table_20_Contents">
      <style:text-properties style:use-window-font-color="true" fo:font-size="9pt" officeooo:rsid="001de22c" officeooo:paragraph-rsid="002a86be" style:font-size-asian="9pt" style:font-size-complex="9pt"/>
    </style:style>
    <style:style style:name="P115" style:family="paragraph" style:parent-style-name="Table_20_Contents">
      <style:text-properties style:use-window-font-color="true" fo:font-size="9pt" officeooo:rsid="002a86be" officeooo:paragraph-rsid="002a86be" style:font-size-asian="9pt" style:font-size-complex="9pt"/>
    </style:style>
    <style:style style:name="P116" style:family="paragraph" style:parent-style-name="Table_20_Contents">
      <style:text-properties fo:color="#ce181e" fo:font-size="9pt" officeooo:rsid="001de22c" officeooo:paragraph-rsid="002a86be" style:font-size-asian="9pt" style:font-size-complex="9pt"/>
    </style:style>
    <style:style style:name="P117" style:family="paragraph" style:parent-style-name="Table_20_Contents">
      <style:text-properties fo:color="#ce181e" fo:font-size="9pt" officeooo:rsid="002a86be" officeooo:paragraph-rsid="002a86be" style:font-size-asian="9pt" style:font-size-complex="9pt"/>
    </style:style>
    <style:style style:name="P118" style:family="paragraph" style:parent-style-name="Table_20_Contents">
      <style:text-properties fo:color="#ce181e" fo:font-size="9pt" fo:font-weight="normal" officeooo:rsid="002a86be" officeooo:paragraph-rsid="002a86be" style:font-size-asian="9pt" style:font-weight-asian="normal" style:font-size-complex="9pt" style:font-weight-complex="normal"/>
    </style:style>
    <style:style style:name="P119" style:family="paragraph" style:parent-style-name="Table_20_Contents">
      <style:text-properties fo:font-size="9pt" fo:font-weight="bold" officeooo:rsid="00210024" officeooo:paragraph-rsid="00210024" style:font-size-asian="9pt" style:font-weight-asian="bold" style:font-size-complex="9pt" style:font-weight-complex="bold"/>
    </style:style>
    <style:style style:name="P120" style:family="paragraph" style:parent-style-name="Table_20_Contents">
      <style:text-properties fo:font-size="9pt" fo:font-weight="bold" officeooo:rsid="00210024" officeooo:paragraph-rsid="0021b374" style:font-size-asian="9pt" style:font-weight-asian="bold" style:font-size-complex="9pt" style:font-weight-complex="bold"/>
    </style:style>
    <style:style style:name="P121" style:family="paragraph" style:parent-style-name="Table_20_Contents">
      <style:text-properties fo:font-size="9pt" fo:font-weight="bold" officeooo:rsid="00210024" officeooo:paragraph-rsid="0023d588" style:font-size-asian="9pt" style:font-weight-asian="bold" style:font-size-complex="9pt" style:font-weight-complex="bold"/>
    </style:style>
    <style:style style:name="P122" style:family="paragraph" style:parent-style-name="Table_20_Contents">
      <style:text-properties fo:font-size="9pt" fo:font-weight="bold" officeooo:rsid="00210024" officeooo:paragraph-rsid="00225858" style:font-size-asian="9pt" style:font-weight-asian="bold" style:font-size-complex="9pt" style:font-weight-complex="bold"/>
    </style:style>
    <style:style style:name="P123" style:family="paragraph" style:parent-style-name="Table_20_Contents">
      <style:text-properties fo:font-size="9pt" fo:font-weight="bold" officeooo:rsid="001fa626" officeooo:paragraph-rsid="001fa626" style:font-size-asian="9pt" style:font-weight-asian="bold" style:font-size-complex="9pt" style:font-weight-complex="bold"/>
    </style:style>
    <style:style style:name="P124" style:family="paragraph" style:parent-style-name="Table_20_Contents">
      <style:text-properties fo:font-size="9pt" style:font-size-asian="9pt" style:font-size-complex="9pt"/>
    </style:style>
    <style:style style:name="P125" style:family="paragraph" style:parent-style-name="Table_20_Contents">
      <style:text-properties fo:font-size="9pt" officeooo:rsid="0015d33d" officeooo:paragraph-rsid="0018b1be" style:font-size-asian="9pt" style:font-size-complex="9pt"/>
    </style:style>
    <style:style style:name="P126" style:family="paragraph" style:parent-style-name="Table_20_Contents">
      <style:text-properties fo:font-size="9pt" officeooo:rsid="0015d33d" officeooo:paragraph-rsid="0021b374" style:font-size-asian="9pt" style:font-size-complex="9pt"/>
    </style:style>
    <style:style style:name="P127" style:family="paragraph" style:parent-style-name="Table_20_Contents">
      <style:text-properties fo:font-size="9pt" officeooo:rsid="0015d33d" officeooo:paragraph-rsid="001de22c" style:font-size-asian="9pt" style:font-size-complex="9pt"/>
    </style:style>
    <style:style style:name="P128" style:family="paragraph" style:parent-style-name="Table_20_Contents">
      <style:text-properties fo:font-size="9pt" officeooo:rsid="0015d33d" officeooo:paragraph-rsid="00171e7a" style:font-size-asian="9pt" style:font-size-complex="9pt"/>
    </style:style>
    <style:style style:name="P129" style:family="paragraph" style:parent-style-name="Table_20_Contents">
      <style:text-properties fo:font-size="9pt" officeooo:rsid="0015d33d" officeooo:paragraph-rsid="001aa89d" style:font-size-asian="9pt" style:font-size-complex="9pt"/>
    </style:style>
    <style:style style:name="P130" style:family="paragraph" style:parent-style-name="Table_20_Contents">
      <style:text-properties fo:font-size="9pt" officeooo:rsid="0015d33d" officeooo:paragraph-rsid="00210024" style:font-size-asian="9pt" style:font-size-complex="9pt"/>
    </style:style>
    <style:style style:name="P131" style:family="paragraph" style:parent-style-name="Table_20_Contents">
      <style:text-properties fo:font-size="9pt" officeooo:rsid="0015d33d" officeooo:paragraph-rsid="0024efc9" style:font-size-asian="9pt" style:font-size-complex="9pt"/>
    </style:style>
    <style:style style:name="P132" style:family="paragraph" style:parent-style-name="Table_20_Contents">
      <style:text-properties fo:font-size="9pt" officeooo:rsid="001de22c" officeooo:paragraph-rsid="001de22c" style:font-size-asian="9pt" style:font-size-complex="9pt"/>
    </style:style>
    <style:style style:name="P133" style:family="paragraph" style:parent-style-name="Table_20_Contents">
      <style:text-properties fo:font-size="9pt" officeooo:rsid="001de22c" officeooo:paragraph-rsid="001fa626" style:font-size-asian="9pt" style:font-size-complex="9pt"/>
    </style:style>
    <style:style style:name="P134" style:family="paragraph" style:parent-style-name="Table_20_Contents">
      <style:text-properties fo:font-size="9pt" officeooo:rsid="001fa626" officeooo:paragraph-rsid="001fa626" style:font-size-asian="9pt" style:font-size-complex="9pt"/>
    </style:style>
    <style:style style:name="P135" style:family="paragraph" style:parent-style-name="Table_20_Contents">
      <style:text-properties fo:font-size="9pt" officeooo:rsid="00210024" officeooo:paragraph-rsid="00210024" style:font-size-asian="9pt" style:font-size-complex="9pt"/>
    </style:style>
    <style:style style:name="P136" style:family="paragraph" style:parent-style-name="Table_20_Contents">
      <style:paragraph-properties fo:text-align="center" style:justify-single-word="false"/>
      <style:text-properties fo:font-size="9pt" officeooo:rsid="00210024" officeooo:paragraph-rsid="00210024" style:font-size-asian="9pt" style:font-size-complex="9pt"/>
    </style:style>
    <style:style style:name="P137" style:family="paragraph" style:parent-style-name="Table_20_Contents">
      <style:text-properties fo:font-size="9pt" officeooo:paragraph-rsid="00171e7a" style:font-size-asian="9pt" style:font-size-complex="9pt"/>
    </style:style>
    <style:style style:name="P138" style:family="paragraph" style:parent-style-name="Table_20_Contents">
      <style:text-properties fo:font-size="9pt" officeooo:paragraph-rsid="0024efc9" style:font-size-asian="9pt" style:font-size-complex="9pt"/>
    </style:style>
    <style:style style:name="P139" style:family="paragraph" style:parent-style-name="Table_20_Contents">
      <style:text-properties fo:font-size="9pt" officeooo:rsid="00266919" officeooo:paragraph-rsid="00266919" style:font-size-asian="9pt" style:font-size-complex="9pt"/>
    </style:style>
    <style:style style:name="P140" style:family="paragraph" style:parent-style-name="Table_20_Contents">
      <style:text-properties fo:font-size="9pt" officeooo:rsid="0028b602" officeooo:paragraph-rsid="0028b602" style:font-size-asian="9pt" style:font-size-complex="9pt"/>
    </style:style>
    <style:style style:name="P141" style:family="paragraph" style:parent-style-name="Table_20_Contents">
      <style:text-properties fo:font-size="9pt" officeooo:rsid="002a86be" officeooo:paragraph-rsid="002a86be" style:font-size-asian="9pt" style:font-size-complex="9pt"/>
    </style:style>
    <style:style style:name="P142" style:family="paragraph" style:parent-style-name="Table_20_Contents">
      <style:paragraph-properties fo:text-align="center" style:justify-single-word="false"/>
      <style:text-properties fo:font-size="9pt" officeooo:rsid="002a86be" officeooo:paragraph-rsid="002a86be" style:font-size-asian="9pt" style:font-size-complex="9pt"/>
    </style:style>
    <style:style style:name="P143" style:family="paragraph" style:parent-style-name="Table_20_Contents">
      <style:text-properties fo:font-size="9pt" fo:font-weight="normal" officeooo:rsid="00210024" officeooo:paragraph-rsid="0018b1be" style:font-size-asian="9pt" style:font-weight-asian="normal" style:font-size-complex="9pt" style:font-weight-complex="normal"/>
    </style:style>
    <style:style style:name="P144" style:family="paragraph" style:parent-style-name="Table_20_Contents">
      <style:text-properties fo:font-size="9pt" fo:font-weight="normal" officeooo:rsid="00210024" officeooo:paragraph-rsid="001de22c" style:font-size-asian="9pt" style:font-weight-asian="normal" style:font-size-complex="9pt" style:font-weight-complex="normal"/>
    </style:style>
    <style:style style:name="P145" style:family="paragraph" style:parent-style-name="Table_20_Contents">
      <style:text-properties fo:font-size="9pt" fo:font-weight="normal" officeooo:rsid="00210024" officeooo:paragraph-rsid="0021b374" style:font-size-asian="9pt" style:font-weight-asian="normal" style:font-size-complex="9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font-size="9pt" fo:font-weight="normal" officeooo:rsid="00210024" officeooo:paragraph-rsid="00210024" style:font-size-asian="9pt" style:font-weight-asian="normal" style:font-size-complex="9pt" style:font-weight-complex="normal"/>
    </style:style>
    <style:style style:name="P147" style:family="paragraph" style:parent-style-name="Table_20_Contents">
      <style:text-properties fo:font-size="9pt" fo:font-weight="normal" officeooo:rsid="0015d33d" officeooo:paragraph-rsid="0015d33d" style:font-size-asian="9pt" style:font-weight-asian="normal" style:font-size-complex="9pt" style:font-weight-complex="normal"/>
    </style:style>
    <style:style style:name="P148" style:family="paragraph" style:parent-style-name="Table_20_Contents">
      <style:text-properties fo:font-size="9pt" fo:font-weight="normal" officeooo:rsid="0015d33d" officeooo:paragraph-rsid="00210024" style:font-size-asian="9pt" style:font-weight-asian="normal" style:font-size-complex="9pt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fo:font-size="9pt" fo:font-weight="normal" officeooo:rsid="00171e7a" officeooo:paragraph-rsid="0018b1be" style:font-size-asian="9pt" style:font-weight-asian="normal" style:font-size-complex="9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fo:font-size="9pt" fo:font-weight="normal" officeooo:rsid="002a86be" officeooo:paragraph-rsid="002a86be" style:font-size-asian="9pt" style:font-weight-asian="normal" style:font-size-complex="9pt" style:font-weight-complex="normal"/>
    </style:style>
    <style:style style:name="P151" style:family="paragraph" style:parent-style-name="Table_20_Contents">
      <style:text-properties fo:font-size="9pt" fo:font-weight="normal" officeooo:rsid="002a86be" officeooo:paragraph-rsid="002a86be" style:font-size-asian="9pt" style:font-weight-asian="normal" style:font-size-complex="9pt" style:font-weight-complex="normal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9pt" fo:font-weight="normal" officeooo:rsid="00171e7a" officeooo:paragraph-rsid="0018b1be" style:font-size-asian="9pt" style:font-weight-asian="normal" style:font-size-complex="9pt" style:font-weight-complex="normal"/>
    </style:style>
    <style:style style:name="T1" style:family="text">
      <style:text-properties officeooo:rsid="001100da"/>
    </style:style>
    <style:style style:name="T2" style:family="text">
      <style:text-properties officeooo:rsid="0015d33d"/>
    </style:style>
    <style:style style:name="T3" style:family="text">
      <style:text-properties officeooo:rsid="000fbafd"/>
    </style:style>
    <style:style style:name="T4" style:family="text">
      <style:text-properties officeooo:rsid="000c16a8"/>
    </style:style>
    <style:style style:name="T5" style:family="text">
      <style:text-properties officeooo:rsid="000aa6fc"/>
    </style:style>
    <style:style style:name="T6" style:family="text">
      <style:text-properties officeooo:rsid="00079a15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ce7c2"/>
    </style:style>
    <style:style style:name="T9" style:family="text">
      <style:text-properties officeooo:rsid="00196541"/>
    </style:style>
    <style:style style:name="T10" style:family="text">
      <style:text-properties officeooo:rsid="0010144e"/>
    </style:style>
    <style:style style:name="T11" style:family="text">
      <style:text-properties officeooo:rsid="00104247"/>
    </style:style>
    <style:style style:name="T12" style:family="text">
      <style:text-properties officeooo:rsid="00124933"/>
    </style:style>
    <style:style style:name="T13" style:family="text">
      <style:text-properties fo:color="#ce181e"/>
    </style:style>
    <style:style style:name="T14" style:family="text">
      <style:text-properties officeooo:rsid="001de22c"/>
    </style:style>
    <style:style style:name="T15" style:family="text">
      <style:text-properties officeooo:rsid="001fa626"/>
    </style:style>
    <style:style style:name="T16" style:family="text">
      <style:text-properties officeooo:rsid="00210024"/>
    </style:style>
    <style:style style:name="T17" style:family="text">
      <style:text-properties officeooo:rsid="0021b374"/>
    </style:style>
    <style:style style:name="T18" style:family="text">
      <style:text-properties officeooo:rsid="0023d588"/>
    </style:style>
    <style:style style:name="T19" style:family="text">
      <style:text-properties officeooo:rsid="0024efc9"/>
    </style:style>
    <style:style style:name="T20" style:family="text">
      <style:text-properties officeooo:rsid="0028b602"/>
    </style:style>
    <style:style style:name="T21" style:family="text">
      <style:text-properties officeooo:rsid="002a86be"/>
    </style:style>
    <style:style style:name="T22" style:family="text">
      <style:text-properties style:use-window-font-color="true" officeooo:rsid="002a86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24"/>
          </table:table-cell>
          <table:table-cell table:style-name="Таблица4.A1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column table:style-name="Таблица6.C"/>
              <table:table-column table:style-name="Таблица6.D"/>
              <table:table-row>
                <table:table-cell table:style-name="Таблица6.A1" table:number-columns-spanned="4" office:value-type="string">
                  <text:p text:style-name="P123">ЦУ ВДВ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6.A2" office:value-type="string">
                  <text:p text:style-name="P140">НДС УПД</text:p>
                </table:table-cell>
                <table:table-cell table:style-name="Таблица6.B2" office:value-type="string">
                  <text:p text:style-name="P132">1 см</text:p>
                </table:table-cell>
                <table:table-cell table:style-name="Таблица6.B2" office:value-type="string">
                  <text:p text:style-name="P114">майор</text:p>
                </table:table-cell>
                <table:table-cell table:style-name="Таблица6.D2" office:value-type="string">
                  <text:p text:style-name="P141">Надеев К. С.</text:p>
                </table:table-cell>
              </table:table-row>
              <table:table-row>
                <table:table-cell table:style-name="Таблица6.A3" office:value-type="string">
                  <text:p text:style-name="P140">ОфО МПД</text:p>
                </table:table-cell>
                <table:table-cell table:style-name="Таблица6.B3" office:value-type="string">
                  <text:p text:style-name="P133">1 см</text:p>
                </table:table-cell>
                <table:table-cell table:style-name="Таблица6.B3" office:value-type="string">
                  <text:p text:style-name="P113">капитан</text:p>
                </table:table-cell>
                <table:table-cell table:style-name="Таблица6.D3" office:value-type="string">
                  <text:p text:style-name="P141">Горин И. А.</text:p>
                </table:table-cell>
              </table:table-row>
              <table:table-row>
                <table:table-cell table:style-name="Таблица6.A3" office:value-type="string">
                  <text:p text:style-name="P140">НДС УПД</text:p>
                </table:table-cell>
                <table:table-cell table:style-name="Таблица6.B3" office:value-type="string">
                  <text:p text:style-name="P132">2 см</text:p>
                </table:table-cell>
                <table:table-cell table:style-name="Таблица6.B3" office:value-type="string">
                  <text:p text:style-name="P116">майор</text:p>
                </table:table-cell>
                <table:table-cell table:style-name="Таблица6.D3" office:value-type="string">
                  <text:p text:style-name="P117">Ягодин Я. Г.</text:p>
                </table:table-cell>
              </table:table-row>
              <table:table-row>
                <table:table-cell table:style-name="Таблица6.A3" office:value-type="string">
                  <text:p text:style-name="P140">ОфО МПД</text:p>
                </table:table-cell>
                <table:table-cell table:style-name="Таблица6.B3" office:value-type="string">
                  <text:p text:style-name="P133">2 см</text:p>
                </table:table-cell>
                <table:table-cell table:style-name="Таблица6.B3" office:value-type="string">
                  <text:p text:style-name="P113"><text:span text:style-name="T21">к</text:span>апитан <text:span text:style-name="T21">резерв</text:span></text:p>
                </table:table-cell>
                <table:table-cell table:style-name="Таблица6.D3" office:value-type="string">
                  <text:p text:style-name="P115">Глущенко М. С.</text:p>
                </table:table-cell>
              </table:table-row>
              <table:table-row>
                <table:table-cell table:style-name="Таблица6.A3" office:value-type="string">
                  <text:p text:style-name="P140">НДС УПД</text:p>
                </table:table-cell>
                <table:table-cell table:style-name="Таблица6.B3" office:value-type="string">
                  <text:p text:style-name="P132">3 см</text:p>
                </table:table-cell>
                <table:table-cell table:style-name="Таблица6.B3" office:value-type="string">
                  <text:p text:style-name="P113">капитан</text:p>
                </table:table-cell>
                <table:table-cell table:style-name="Таблица6.D3" office:value-type="string">
                  <text:p text:style-name="P115">Глущенко </text:p>
                </table:table-cell>
              </table:table-row>
              <table:table-row>
                <table:table-cell table:style-name="Таблица6.A3" office:value-type="string">
                  <text:p text:style-name="P140">ОфО МПД</text:p>
                </table:table-cell>
                <table:table-cell table:style-name="Таблица6.B3" office:value-type="string">
                  <text:p text:style-name="P133"><text:span text:style-name="T15">3</text:span> см</text:p>
                </table:table-cell>
                <table:table-cell table:style-name="Таблица6.B3" office:value-type="string">
                  <text:p text:style-name="P113">капитан</text:p>
                </table:table-cell>
                <table:table-cell table:style-name="Таблица6.D3" office:value-type="string">
                  <text:p text:style-name="P115">Попов Р. Е.</text:p>
                </table:table-cell>
              </table:table-row>
              <table:table-row>
                <table:table-cell table:style-name="Таблица6.A3" office:value-type="string">
                  <text:p text:style-name="P140">НДС УПД</text:p>
                </table:table-cell>
                <table:table-cell table:style-name="Таблица6.B3" office:value-type="string">
                  <text:p text:style-name="P133"><text:span text:style-name="T15">4</text:span> см</text:p>
                </table:table-cell>
                <table:table-cell table:style-name="Таблица6.B3" office:value-type="string">
                  <text:p text:style-name="P114">майор</text:p>
                </table:table-cell>
                <table:table-cell table:style-name="Таблица6.D3" office:value-type="string">
                  <text:p text:style-name="P141">Баляновский М. А.</text:p>
                </table:table-cell>
              </table:table-row>
              <table:table-row>
                <table:table-cell table:style-name="Таблица6.A3" office:value-type="string">
                  <text:p text:style-name="P140">ОфО МПД</text:p>
                </table:table-cell>
                <table:table-cell table:style-name="Таблица6.B3" office:value-type="string">
                  <text:p text:style-name="P133"><text:span text:style-name="T15">4</text:span> см</text:p>
                </table:table-cell>
                <table:table-cell table:style-name="Таблица6.B3" office:value-type="string">
                  <text:p text:style-name="P113">капитан</text:p>
                </table:table-cell>
                <table:table-cell table:style-name="Таблица6.D3" office:value-type="string">
                  <text:p text:style-name="P141">Арестов С. А.</text:p>
                </table:table-cell>
              </table:table-row>
              <table:table-row>
                <table:table-cell table:style-name="Таблица6.A10" office:value-type="string">
                  <text:p text:style-name="P134">Резерв:</text:p>
                </table:table-cell>
                <table:table-cell table:style-name="Таблица6.B10" office:value-type="string">
                  <text:p text:style-name="P132"/>
                </table:table-cell>
                <table:table-cell table:style-name="Таблица6.B10" office:value-type="string">
                  <text:p text:style-name="P117">ст. лейтенант</text:p>
                </table:table-cell>
                <table:table-cell table:style-name="Таблица6.D10" office:value-type="string">
                  <text:p text:style-name="P117">Варшарин В. П.</text:p>
                </table:table-cell>
              </table:table-row>
              <table:table-row>
                <table:table-cell table:style-name="Таблица6.A11" table:number-columns-spanned="4" office:value-type="string">
                  <table:table table:name="Таблица3" table:style-name="Таблица3">
                    <table:table-column table:style-name="Таблица3.A"/>
                    <table:table-column table:style-name="Таблица3.B"/>
                    <table:table-column table:style-name="Таблица3.C"/>
                    <table:table-row>
                      <table:table-cell table:style-name="Таблица3.A1" office:value-type="string">
                        <text:p text:style-name="P127">ЗС СПД</text:p>
                      </table:table-cell>
                      <table:table-cell table:style-name="Таблица3.A1" office:value-type="string">
                        <text:p text:style-name="P124">-</text:p>
                      </table:table-cell>
                      <table:table-cell table:style-name="Таблица3.A1" office:value-type="string">
                        <text:p text:style-name="P135">od_vdv@katet.mvo.mo</text:p>
                      </table:table-cell>
                    </table:table-row>
                    <table:table-row>
                      <table:table-cell table:style-name="Таблица3.A1" office:value-type="string">
                        <text:p text:style-name="P127">МСОЭК</text:p>
                      </table:table-cell>
                      <table:table-cell table:style-name="Таблица3.A1" office:value-type="string">
                        <text:p text:style-name="P124">-</text:p>
                      </table:table-cell>
                      <table:table-cell table:style-name="Таблица3.A1" office:value-type="string">
                        <text:p text:style-name="P135">ВДВ/Катет/АП</text:p>
                      </table:table-cell>
                    </table:table-row>
                    <table:table-row>
                      <table:table-cell table:style-name="Таблица3.A1" office:value-type="string">
                        <text:p text:style-name="P127">ЗВКС</text:p>
                      </table:table-cell>
                      <table:table-cell table:style-name="Таблица3.A1" office:value-type="string">
                        <text:p text:style-name="P124">-</text:p>
                      </table:table-cell>
                      <table:table-cell table:style-name="Таблица3.A1" office:value-type="string">
                        <text:p text:style-name="P135">10.112.68.4</text:p>
                      </table:table-cell>
                    </table:table-row>
                  </table:table>
                  <text:p text:style-name="P129"/>
                </table:table-cell>
                <table:covered-table-cell/>
                <table:covered-table-cell/>
                <table:covered-table-cell/>
              </table:table-row>
            </table:table>
            <text:p text:style-name="P124"/>
          </table:table-cell>
          <table:table-cell table:style-name="Таблица4.A1" office:value-type="string"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table:number-columns-spanned="3" office:value-type="string">
                  <text:p text:style-name="P125">Всего заступает в <text:span text:style-name="T16">1</text:span> смене <text:span text:style-name="T16">13 </text:span>человек</text:p>
                </table:table-cell>
                <table:covered-table-cell/>
                <table:covered-table-cell/>
              </table:table-row>
              <table:table-row>
                <table:table-cell table:style-name="Таблица5.A2" office:value-type="string">
                  <text:p text:style-name="P135">Ком. ВДВ</text:p>
                </table:table-cell>
                <table:table-cell table:style-name="Таблица5.B2" office:value-type="string">
                  <text:p text:style-name="P142">2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17 дшд(г)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86 дшд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108 вдв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117 вдв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101 одшбр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41 одшбр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67 одшбр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93 одшбр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35">48 бру</text:p>
                </table:table-cell>
                <table:table-cell table:style-name="Таблица5.B2" office:value-type="string">
                  <text:p text:style-name="P136">1</text:p>
                </table:table-cell>
                <table:table-cell table:style-name="Таблица5.C2" office:value-type="string">
                  <text:p text:style-name="P130">человек</text:p>
                </table:table-cell>
              </table:table-row>
              <table:table-row>
                <table:table-cell table:style-name="Таблица5.A2" office:value-type="string">
                  <text:p text:style-name="P147">Из них заступили из других смен</text:p>
                </table:table-cell>
                <table:table-cell table:style-name="Таблица5.B2" office:value-type="string">
                  <text:p text:style-name="P146"><text:span text:style-name="T21">8</text:span></text:p>
                </table:table-cell>
                <table:table-cell table:style-name="Таблица5.C2" office:value-type="string">
                  <text:p text:style-name="P148">человек</text:p>
                </table:table-cell>
              </table:table-row>
              <table:table-row>
                <table:table-cell table:style-name="Таблица5.A2" office:value-type="string">
                  <text:p text:style-name="P152">Отпуск</text:p>
                </table:table-cell>
                <table:table-cell table:style-name="Таблица5.B2" office:value-type="string">
                  <text:p text:style-name="P150">8</text:p>
                </table:table-cell>
                <table:table-cell table:style-name="Таблица5.C2" office:value-type="string">
                  <text:p text:style-name="P148">человек</text:p>
                </table:table-cell>
              </table:table-row>
              <table:table-row>
                <table:table-cell table:style-name="Таблица5.A2" office:value-type="string">
                  <text:p text:style-name="P149">Болезнь</text:p>
                </table:table-cell>
                <table:table-cell table:style-name="Таблица5.B2" office:value-type="string">
                  <text:p text:style-name="P146">0</text:p>
                </table:table-cell>
                <table:table-cell table:style-name="Таблица5.C2" office:value-type="string">
                  <text:p text:style-name="P148">человек</text:p>
                </table:table-cell>
              </table:table-row>
              <table:table-row>
                <table:table-cell table:style-name="Таблица5.A2" office:value-type="string">
                  <text:p text:style-name="P149">Командировка</text:p>
                </table:table-cell>
                <table:table-cell table:style-name="Таблица5.B2" office:value-type="string">
                  <text:p text:style-name="P146">0</text:p>
                </table:table-cell>
                <table:table-cell table:style-name="Таблица5.C2" office:value-type="string">
                  <text:p text:style-name="P148">человек</text:p>
                </table:table-cell>
              </table:table-row>
              <table:table-row>
                <table:table-cell table:style-name="Таблица5.A16" office:value-type="string">
                  <text:p text:style-name="P149">Стажировка</text:p>
                </table:table-cell>
                <table:table-cell table:style-name="Таблица5.B16" office:value-type="string">
                  <text:p text:style-name="P146">0</text:p>
                </table:table-cell>
                <table:table-cell table:style-name="Таблица5.C16" office:value-type="string">
                  <text:p text:style-name="P148">человек</text:p>
                </table:table-cell>
              </table:table-row>
            </table:table>
            <text:p text:style-name="P137"/>
          </table:table-cell>
        </table:table-row>
      </table:table>
      <text:p text:style-name="Text_20_body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able:table table:name="Таблица8" table:style-name="Таблица8">
              <table:table-column table:style-name="Таблица8.A" table:number-columns-repeated="2"/>
              <table:table-column table:style-name="Таблица8.C"/>
              <table:table-column table:style-name="Таблица8.D"/>
              <table:table-row>
                <table:table-cell table:style-name="Таблица8.A1" table:number-columns-spanned="4" office:value-type="string">
                  <text:p text:style-name="P119">ПУ 17 дшд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8.A2" office:value-type="string">
                  <text:p text:style-name="P125"><text:span text:style-name="T17">ОД</text:span> <text:s text:c="2"/></text:p>
                </table:table-cell>
                <table:table-cell table:style-name="Таблица8.B2" office:value-type="string">
                  <text:p text:style-name="P132">1 см</text:p>
                </table:table-cell>
                <table:table-cell table:style-name="Таблица8.B2" office:value-type="string">
                  <text:p text:style-name="P141">прапорщик</text:p>
                </table:table-cell>
                <table:table-cell table:style-name="Таблица8.D2" office:value-type="string">
                  <text:p text:style-name="P141">Спицкий В. И.</text:p>
                </table:table-cell>
              </table:table-row>
              <table:table-row>
                <table:table-cell table:style-name="Таблица8.A2" office:value-type="string">
                  <text:p text:style-name="P126"><text:span text:style-name="T17">ОД</text:span></text:p>
                </table:table-cell>
                <table:table-cell table:style-name="Таблица8.B2" office:value-type="string">
                  <text:p text:style-name="P132">2 см</text:p>
                </table:table-cell>
                <table:table-cell table:style-name="Таблица8.B2" office:value-type="string">
                  <text:p text:style-name="P115">прапорщик</text:p>
                </table:table-cell>
                <table:table-cell table:style-name="Таблица8.D2" office:value-type="string">
                  <text:p text:style-name="P115">Клименченко А. Л. </text:p>
                </table:table-cell>
              </table:table-row>
              <table:table-row>
                <table:table-cell table:style-name="Таблица8.A2" office:value-type="string">
                  <text:p text:style-name="P126"><text:span text:style-name="T17">ОД</text:span></text:p>
                </table:table-cell>
                <table:table-cell table:style-name="Таблица8.B2" office:value-type="string">
                  <text:p text:style-name="P132">3 см</text:p>
                </table:table-cell>
                <table:table-cell table:style-name="Таблица8.B2" office:value-type="string">
                  <text:p text:style-name="P117">прапорщик</text:p>
                </table:table-cell>
                <table:table-cell table:style-name="Таблица8.D2" office:value-type="string">
                  <text:p text:style-name="P117">Пяткин С. В.</text:p>
                </table:table-cell>
              </table:table-row>
              <table:table-row>
                <table:table-cell table:style-name="Таблица8.A5" office:value-type="string">
                  <text:p text:style-name="P126"><text:span text:style-name="T17">ОД</text:span></text:p>
                </table:table-cell>
                <table:table-cell table:style-name="Таблица8.B5" office:value-type="string">
                  <text:p text:style-name="P132">4 см</text:p>
                </table:table-cell>
                <table:table-cell table:style-name="Таблица8.B5" office:value-type="string">
                  <text:p text:style-name="P115">прапорщик</text:p>
                </table:table-cell>
                <table:table-cell table:style-name="Таблица8.D5" office:value-type="string">
                  <text:p text:style-name="P141">Рожков К. В.</text:p>
                </table:table-cell>
              </table:table-row>
              <table:table-row>
                <table:table-cell table:style-name="Таблица8.A6" table:number-columns-spanned="4" office:value-type="string">
                  <table:table table:name="Таблица22" table:style-name="Таблица22">
                    <table:table-column table:style-name="Таблица22.A"/>
                    <table:table-column table:style-name="Таблица22.B"/>
                    <table:table-column table:style-name="Таблица22.C"/>
                    <table:table-row>
                      <table:table-cell table:style-name="Таблица22.A1" office:value-type="string">
                        <text:p text:style-name="P127">ЗС СПД</text:p>
                      </table:table-cell>
                      <table:table-cell table:style-name="Таблица22.A1" office:value-type="string">
                        <text:p text:style-name="P124">-</text:p>
                      </table:table-cell>
                      <table:table-cell table:style-name="Таблица22.A1" office:value-type="string">
                        <text:p text:style-name="P127"><text:span text:style-name="T19">od_7dshd@miraznich.mil.zs</text:span></text:p>
                      </table:table-cell>
                    </table:table-row>
                    <table:table-row>
                      <table:table-cell table:style-name="Таблица22.A1" office:value-type="string">
                        <text:p text:style-name="P127">МСОЭК</text:p>
                      </table:table-cell>
                      <table:table-cell table:style-name="Таблица22.A1" office:value-type="string">
                        <text:p text:style-name="P124">-</text:p>
                      </table:table-cell>
                      <table:table-cell table:style-name="Таблица22.A1" office:value-type="string">
                        <text:p text:style-name="P127"><text:span text:style-name="T14">ВДВ/Миражный/АП</text:span></text:p>
                      </table:table-cell>
                    </table:table-row>
                    <table:table-row>
                      <table:table-cell table:style-name="Таблица22.A1" office:value-type="string">
                        <text:p text:style-name="P127">ЗВКС</text:p>
                      </table:table-cell>
                      <table:table-cell table:style-name="Таблица22.A1" office:value-type="string">
                        <text:p text:style-name="P124">-</text:p>
                      </table:table-cell>
                      <table:table-cell table:style-name="Таблица22.A1" office:value-type="string">
                        <text:p text:style-name="P139">10.100.205.2</text:p>
                      </table:table-cell>
                    </table:table-row>
                  </table:table>
                  <text:p text:style-name="P128"/>
                </table:table-cell>
                <table:covered-table-cell/>
                <table:covered-table-cell/>
                <table:covered-table-cell/>
              </table:table-row>
            </table:table>
            <text:p text:style-name="P124"/>
          </table:table-cell>
          <table:table-cell table:style-name="Таблица7.A1" office:value-type="string">
            <table:table table:name="Таблица9" table:style-name="Таблица9">
              <table:table-column table:style-name="Таблица9.A" table:number-columns-repeated="2"/>
              <table:table-column table:style-name="Таблица9.C"/>
              <table:table-column table:style-name="Таблица9.D"/>
              <table:table-row>
                <table:table-cell table:style-name="Таблица9.A1" table:number-columns-spanned="4" office:value-type="string">
                  <text:p text:style-name="P119">ПУ 86 дшд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9.A2" office:value-type="string">
                  <text:p text:style-name="P125"><text:span text:style-name="T17">ОД</text:span> <text:s text:c="2"/></text:p>
                </table:table-cell>
                <table:table-cell table:style-name="Таблица9.B2" office:value-type="string">
                  <text:p text:style-name="P132">1 см</text:p>
                </table:table-cell>
                <table:table-cell table:style-name="Таблица9.B2" office:value-type="string">
                  <text:p text:style-name="P141">ст. прапорщик</text:p>
                </table:table-cell>
                <table:table-cell table:style-name="Таблица9.D2" office:value-type="string">
                  <text:p text:style-name="P141">Тонконогий А. В.</text:p>
                </table:table-cell>
              </table:table-row>
              <table:table-row>
                <table:table-cell table:style-name="Таблица9.A2" office:value-type="string">
                  <text:p text:style-name="P126"><text:span text:style-name="T17">ОД</text:span></text:p>
                </table:table-cell>
                <table:table-cell table:style-name="Таблица9.B2" office:value-type="string">
                  <text:p text:style-name="P132">2 см</text:p>
                </table:table-cell>
                <table:table-cell table:style-name="Таблица9.B2" office:value-type="string">
                  <text:p text:style-name="P115">ст. прапорщик</text:p>
                </table:table-cell>
                <table:table-cell table:style-name="Таблица9.D2" office:value-type="string">
                  <text:p text:style-name="P115">Евдошин А. В.</text:p>
                </table:table-cell>
              </table:table-row>
              <table:table-row>
                <table:table-cell table:style-name="Таблица9.A2" office:value-type="string">
                  <text:p text:style-name="P126"><text:span text:style-name="T17">ОД</text:span></text:p>
                </table:table-cell>
                <table:table-cell table:style-name="Таблица9.B2" office:value-type="string">
                  <text:p text:style-name="P132">3 см</text:p>
                </table:table-cell>
                <table:table-cell table:style-name="Таблица9.B2" office:value-type="string">
                  <text:p text:style-name="P117">ст. прапорщик</text:p>
                </table:table-cell>
                <table:table-cell table:style-name="Таблица9.D2" office:value-type="string">
                  <text:p text:style-name="P117">Канакин В. В.</text:p>
                </table:table-cell>
              </table:table-row>
              <table:table-row>
                <table:table-cell table:style-name="Таблица9.A5" office:value-type="string">
                  <text:p text:style-name="P126"><text:span text:style-name="T17">ОД</text:span></text:p>
                </table:table-cell>
                <table:table-cell table:style-name="Таблица9.B5" office:value-type="string">
                  <text:p text:style-name="P132">4 см</text:p>
                </table:table-cell>
                <table:table-cell table:style-name="Таблица9.B5" office:value-type="string">
                  <text:p text:style-name="P115">прапорщик</text:p>
                </table:table-cell>
                <table:table-cell table:style-name="Таблица9.D5" office:value-type="string">
                  <text:p text:style-name="P141">Пороников В. В.</text:p>
                </table:table-cell>
              </table:table-row>
              <table:table-row>
                <table:table-cell table:style-name="Таблица9.A6" table:number-columns-spanned="4" office:value-type="string">
                  <table:table table:name="Таблица23" table:style-name="Таблица23">
                    <table:table-column table:style-name="Таблица23.A"/>
                    <table:table-column table:style-name="Таблица23.B"/>
                    <table:table-column table:style-name="Таблица23.C"/>
                    <table:table-row>
                      <table:table-cell table:style-name="Таблица23.A1" office:value-type="string">
                        <text:p text:style-name="P127">ЗС СПД</text:p>
                      </table:table-cell>
                      <table:table-cell table:style-name="Таблица23.A1" office:value-type="string">
                        <text:p text:style-name="P124">-</text:p>
                      </table:table-cell>
                      <table:table-cell table:style-name="Таблица23.A1" office:value-type="string">
                        <text:p text:style-name="P131"><text:span text:style-name="T19">od_76dshd@motor.mil.zs</text:span></text:p>
                      </table:table-cell>
                    </table:table-row>
                    <table:table-row>
                      <table:table-cell table:style-name="Таблица23.A1" office:value-type="string">
                        <text:p text:style-name="P127">МСОЭК</text:p>
                      </table:table-cell>
                      <table:table-cell table:style-name="Таблица23.A1" office:value-type="string">
                        <text:p text:style-name="P124">-</text:p>
                      </table:table-cell>
                      <table:table-cell table:style-name="Таблица23.A1" office:value-type="string">
                        <text:p text:style-name="P131"><text:span text:style-name="T14">ВДВ/Мотор/АП</text:span></text:p>
                      </table:table-cell>
                    </table:table-row>
                    <table:table-row>
                      <table:table-cell table:style-name="Таблица23.A1" office:value-type="string">
                        <text:p text:style-name="P127">ЗВКС</text:p>
                      </table:table-cell>
                      <table:table-cell table:style-name="Таблица23.A1" office:value-type="string">
                        <text:p text:style-name="P124">-</text:p>
                      </table:table-cell>
                      <table:table-cell table:style-name="Таблица23.A1" office:value-type="string">
                        <text:p text:style-name="P139">10.100.133.2</text:p>
                      </table:table-cell>
                    </table:table-row>
                  </table:table>
                  <text:p text:style-name="P128"/>
                </table:table-cell>
                <table:covered-table-cell/>
                <table:covered-table-cell/>
                <table:covered-table-cell/>
              </table:table-row>
            </table:table>
            <text:p text:style-name="P124"/>
          </table:table-cell>
          <table:table-cell table:style-name="Таблица7.A1" office:value-type="string">
            <table:table table:name="Таблица10" table:style-name="Таблица10">
              <table:table-column table:style-name="Таблица10.A" table:number-columns-repeated="2"/>
              <table:table-column table:style-name="Таблица10.C"/>
              <table:table-column table:style-name="Таблица10.D"/>
              <table:table-row>
                <table:table-cell table:style-name="Таблица10.A1" table:number-columns-spanned="4" office:value-type="string">
                  <text:p text:style-name="P119">ПУ 108 вдд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10.A2" office:value-type="string">
                  <text:p text:style-name="P125"><text:span text:style-name="T17">ОД</text:span> <text:s text:c="2"/></text:p>
                </table:table-cell>
                <table:table-cell table:style-name="Таблица10.B2" office:value-type="string">
                  <text:p text:style-name="P132">1 см</text:p>
                </table:table-cell>
                <table:table-cell table:style-name="Таблица10.B2" office:value-type="string">
                  <text:p text:style-name="P117">прапорщик</text:p>
                </table:table-cell>
                <table:table-cell table:style-name="Таблица10.D2" office:value-type="string">
                  <text:p text:style-name="P117">Баландин А. А.</text:p>
                </table:table-cell>
              </table:table-row>
              <table:table-row>
                <table:table-cell table:style-name="Таблица10.A2" office:value-type="string">
                  <text:p text:style-name="P126"><text:span text:style-name="T17">ОД</text:span></text:p>
                </table:table-cell>
                <table:table-cell table:style-name="Таблица10.B2" office:value-type="string">
                  <text:p text:style-name="P132">2 см</text:p>
                </table:table-cell>
                <table:table-cell table:style-name="Таблица10.B2" office:value-type="string">
                  <text:p text:style-name="P115">прапорщик</text:p>
                </table:table-cell>
                <table:table-cell table:style-name="Таблица10.D2" office:value-type="string">
                  <text:p text:style-name="P115">Каилькнов М. Н.</text:p>
                </table:table-cell>
              </table:table-row>
              <table:table-row>
                <table:table-cell table:style-name="Таблица10.A2" office:value-type="string">
                  <text:p text:style-name="P126"><text:span text:style-name="T17">ОД</text:span></text:p>
                </table:table-cell>
                <table:table-cell table:style-name="Таблица10.B2" office:value-type="string">
                  <text:p text:style-name="P132">3 см</text:p>
                </table:table-cell>
                <table:table-cell table:style-name="Таблица10.B2" office:value-type="string">
                  <text:p text:style-name="P115">ст. прапорщик</text:p>
                </table:table-cell>
                <table:table-cell table:style-name="Таблица10.D2" office:value-type="string">
                  <text:p text:style-name="P141">Прокопенко М. А.</text:p>
                </table:table-cell>
              </table:table-row>
              <table:table-row>
                <table:table-cell table:style-name="Таблица10.A5" office:value-type="string">
                  <text:p text:style-name="P126"><text:span text:style-name="T17">ОД</text:span></text:p>
                </table:table-cell>
                <table:table-cell table:style-name="Таблица10.B5" office:value-type="string">
                  <text:p text:style-name="P132">4 см</text:p>
                </table:table-cell>
                <table:table-cell table:style-name="Таблица10.B5" office:value-type="string">
                  <text:p text:style-name="P115">прапорщик</text:p>
                </table:table-cell>
                <table:table-cell table:style-name="Таблица10.D5" office:value-type="string">
                  <text:p text:style-name="P141">Шушлебин А. А.</text:p>
                </table:table-cell>
              </table:table-row>
              <table:table-row>
                <table:table-cell table:style-name="Таблица10.A6" table:number-columns-spanned="4" office:value-type="string">
                  <table:table table:name="Таблица24" table:style-name="Таблица24">
                    <table:table-column table:style-name="Таблица24.A"/>
                    <table:table-column table:style-name="Таблица24.B"/>
                    <table:table-column table:style-name="Таблица24.C"/>
                    <table:table-row>
                      <table:table-cell table:style-name="Таблица24.A1" office:value-type="string">
                        <text:p text:style-name="P127">ЗС СПД</text:p>
                      </table:table-cell>
                      <table:table-cell table:style-name="Таблица24.A1" office:value-type="string">
                        <text:p text:style-name="P124">-</text:p>
                      </table:table-cell>
                      <table:table-cell table:style-name="Таблица24.A1" office:value-type="string">
                        <text:p text:style-name="P131"><text:span text:style-name="T19">od_98vdd@receptor.mil.zs</text:span></text:p>
                      </table:table-cell>
                    </table:table-row>
                    <table:table-row table:style-name="Таблица24.2">
                      <table:table-cell table:style-name="Таблица24.A1" office:value-type="string">
                        <text:p text:style-name="P127">МСОЭК</text:p>
                      </table:table-cell>
                      <table:table-cell table:style-name="Таблица24.A1" office:value-type="string">
                        <text:p text:style-name="P124">-</text:p>
                      </table:table-cell>
                      <table:table-cell table:style-name="Таблица24.A1" office:value-type="string">
                        <text:p text:style-name="P131"><text:span text:style-name="T14">ВДВ/Рецептор/АП</text:span></text:p>
                      </table:table-cell>
                    </table:table-row>
                    <table:table-row>
                      <table:table-cell table:style-name="Таблица24.A1" office:value-type="string">
                        <text:p text:style-name="P127">ЗВКС</text:p>
                      </table:table-cell>
                      <table:table-cell table:style-name="Таблица24.A1" office:value-type="string">
                        <text:p text:style-name="P124">-</text:p>
                      </table:table-cell>
                      <table:table-cell table:style-name="Таблица24.A1" office:value-type="string">
                        <text:p text:style-name="P139">10.100.137.2</text:p>
                      </table:table-cell>
                    </table:table-row>
                  </table:table>
                  <text:p text:style-name="P128"/>
                </table:table-cell>
                <table:covered-table-cell/>
                <table:covered-table-cell/>
                <table:covered-table-cell/>
              </table:table-row>
            </table:table>
            <text:p text:style-name="P124"/>
          </table:table-cell>
        </table:table-row>
        <table:table-row>
          <table:table-cell table:style-name="Таблица7.A1" office:value-type="string">
            <table:table table:name="Таблица17" table:style-name="Таблица17">
              <table:table-column table:style-name="Таблица17.A" table:number-columns-repeated="2"/>
              <table:table-column table:style-name="Таблица17.C"/>
              <table:table-column table:style-name="Таблица17.D"/>
              <table:table-row table:style-name="Таблица17.1">
                <table:table-cell table:style-name="Таблица17.A1" table:number-columns-spanned="4" office:value-type="string">
                  <text:p text:style-name="P120">ПУ <text:span text:style-name="T18">117 вдд</text:span></text:p>
                </table:table-cell>
                <table:covered-table-cell/>
                <table:covered-table-cell/>
                <table:covered-table-cell/>
              </table:table-row>
              <table:table-row table:style-name="Таблица17.1">
                <table:table-cell table:style-name="Таблица17.A2" office:value-type="string">
                  <text:p text:style-name="P125"><text:span text:style-name="T17">ОД</text:span> <text:s text:c="2"/></text:p>
                </table:table-cell>
                <table:table-cell table:style-name="Таблица17.B2" office:value-type="string">
                  <text:p text:style-name="P132">1 см</text:p>
                </table:table-cell>
                <table:table-cell table:style-name="Таблица17.B2" office:value-type="string">
                  <text:p text:style-name="P115">прапорщик</text:p>
                </table:table-cell>
                <table:table-cell table:style-name="Таблица17.D2" office:value-type="string">
                  <text:p text:style-name="P141">Николаев К. И.</text:p>
                </table:table-cell>
              </table:table-row>
              <table:table-row table:style-name="Таблица17.1">
                <table:table-cell table:style-name="Таблица17.A2" office:value-type="string">
                  <text:p text:style-name="P126"><text:span text:style-name="T17">ОД</text:span></text:p>
                </table:table-cell>
                <table:table-cell table:style-name="Таблица17.B2" office:value-type="string">
                  <text:p text:style-name="P132">2 см</text:p>
                </table:table-cell>
                <table:table-cell table:style-name="Таблица17.B2" office:value-type="string">
                  <text:p text:style-name="P115">прапорщик</text:p>
                </table:table-cell>
                <table:table-cell table:style-name="Таблица17.D2" office:value-type="string">
                  <text:p text:style-name="P115">Новиков С. М.</text:p>
                </table:table-cell>
              </table:table-row>
              <table:table-row table:style-name="Таблица17.1">
                <table:table-cell table:style-name="Таблица17.A2" office:value-type="string">
                  <text:p text:style-name="P126"><text:span text:style-name="T17">ОД</text:span></text:p>
                </table:table-cell>
                <table:table-cell table:style-name="Таблица17.B2" office:value-type="string">
                  <text:p text:style-name="P132">3 см</text:p>
                </table:table-cell>
                <table:table-cell table:style-name="Таблица17.B2" office:value-type="string">
                  <text:p text:style-name="P115">прапорщик</text:p>
                </table:table-cell>
                <table:table-cell table:style-name="Таблица17.D2" office:value-type="string">
                  <text:p text:style-name="P141">Селькин А. О. </text:p>
                </table:table-cell>
              </table:table-row>
              <table:table-row table:style-name="Таблица17.5">
                <table:table-cell table:style-name="Таблица17.A5" office:value-type="string">
                  <text:p text:style-name="P126"><text:span text:style-name="T17">ОД</text:span></text:p>
                </table:table-cell>
                <table:table-cell table:style-name="Таблица17.B5" office:value-type="string">
                  <text:p text:style-name="P132">4 см</text:p>
                </table:table-cell>
                <table:table-cell table:style-name="Таблица17.B5" office:value-type="string">
                  <text:p text:style-name="P117">ст. прапорщик</text:p>
                </table:table-cell>
                <table:table-cell table:style-name="Таблица17.D5" office:value-type="string">
                  <text:p text:style-name="P117">Логинов А. А.</text:p>
                </table:table-cell>
              </table:table-row>
              <table:table-row table:style-name="Таблица17.5">
                <table:table-cell table:style-name="Таблица17.A6" table:number-columns-spanned="4" office:value-type="string">
                  <table:table table:name="Таблица18" table:style-name="Таблица18">
                    <table:table-column table:style-name="Таблица18.A"/>
                    <table:table-column table:style-name="Таблица18.B"/>
                    <table:table-column table:style-name="Таблица18.C"/>
                    <table:table-row>
                      <table:table-cell table:style-name="Таблица18.A1" office:value-type="string">
                        <text:p text:style-name="P127">ЗС СПД</text:p>
                      </table:table-cell>
                      <table:table-cell table:style-name="Таблица18.A1" office:value-type="string">
                        <text:p text:style-name="P124">-</text:p>
                      </table:table-cell>
                      <table:table-cell table:style-name="Таблица18.A1" office:value-type="string">
                        <text:p text:style-name="P131"><text:span text:style-name="T19">od_106vdd@rokada.mil.zs</text:span></text:p>
                      </table:table-cell>
                    </table:table-row>
                    <table:table-row>
                      <table:table-cell table:style-name="Таблица18.A1" office:value-type="string">
                        <text:p text:style-name="P127">МСОЭК</text:p>
                      </table:table-cell>
                      <table:table-cell table:style-name="Таблица18.A1" office:value-type="string">
                        <text:p text:style-name="P124">-</text:p>
                      </table:table-cell>
                      <table:table-cell table:style-name="Таблица18.A1" office:value-type="string">
                        <text:p text:style-name="P131"><text:span text:style-name="T14">ВДВ/Рокада/АП</text:span></text:p>
                      </table:table-cell>
                    </table:table-row>
                    <table:table-row>
                      <table:table-cell table:style-name="Таблица18.A1" office:value-type="string">
                        <text:p text:style-name="P127">ЗВКС</text:p>
                      </table:table-cell>
                      <table:table-cell table:style-name="Таблица18.A1" office:value-type="string">
                        <text:p text:style-name="P124">-</text:p>
                      </table:table-cell>
                      <table:table-cell table:style-name="Таблица18.A1" office:value-type="string">
                        <text:p text:style-name="P139">10.100.145.2</text:p>
                      </table:table-cell>
                    </table:table-row>
                  </table:table>
                  <text:p text:style-name="P126"/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</table:table-cell>
          <table:table-cell table:style-name="Таблица7.A1" office:value-type="string">
            <table:table table:name="Таблица26" table:style-name="Таблица26">
              <table:table-column table:style-name="Таблица26.A" table:number-columns-repeated="2"/>
              <table:table-column table:style-name="Таблица26.C"/>
              <table:table-column table:style-name="Таблица26.D"/>
              <table:table-row table:style-name="Таблица26.1">
                <table:table-cell table:style-name="Таблица26.A1" table:number-columns-spanned="4" office:value-type="string">
                  <text:p text:style-name="P120">ПУ 101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26.1">
                <table:table-cell table:style-name="Таблица26.A2" office:value-type="string">
                  <text:p text:style-name="P125"><text:span text:style-name="T17">ОД</text:span> <text:s text:c="2"/></text:p>
                </table:table-cell>
                <table:table-cell table:style-name="Таблица26.B2" office:value-type="string">
                  <text:p text:style-name="P132">1 см</text:p>
                </table:table-cell>
                <table:table-cell table:style-name="Таблица26.B2" office:value-type="string">
                  <text:p text:style-name="P115">прапорщик</text:p>
                </table:table-cell>
                <table:table-cell table:style-name="Таблица26.D2" office:value-type="string">
                  <text:p text:style-name="P141">Миронов П. С.</text:p>
                </table:table-cell>
              </table:table-row>
              <table:table-row table:style-name="Таблица26.1">
                <table:table-cell table:style-name="Таблица26.A2" office:value-type="string">
                  <text:p text:style-name="P126"><text:span text:style-name="T17">ОД</text:span></text:p>
                </table:table-cell>
                <table:table-cell table:style-name="Таблица26.B2" office:value-type="string">
                  <text:p text:style-name="P132">2 см</text:p>
                </table:table-cell>
                <table:table-cell table:style-name="Таблица26.B2" office:value-type="string">
                  <text:p text:style-name="P115">прапорщик</text:p>
                </table:table-cell>
                <table:table-cell table:style-name="Таблица26.D2" office:value-type="string">
                  <text:p text:style-name="P115">Ковалев А. К.</text:p>
                </table:table-cell>
              </table:table-row>
              <table:table-row table:style-name="Таблица26.1">
                <table:table-cell table:style-name="Таблица26.A2" office:value-type="string">
                  <text:p text:style-name="P126"><text:span text:style-name="T17">ОД</text:span></text:p>
                </table:table-cell>
                <table:table-cell table:style-name="Таблица26.B2" office:value-type="string">
                  <text:p text:style-name="P132">3 см</text:p>
                </table:table-cell>
                <table:table-cell table:style-name="Таблица26.B2" office:value-type="string">
                  <text:p text:style-name="P115">прапорщик</text:p>
                </table:table-cell>
                <table:table-cell table:style-name="Таблица26.D2" office:value-type="string">
                  <text:p text:style-name="P141">Хмелев А. В. </text:p>
                </table:table-cell>
              </table:table-row>
              <table:table-row table:style-name="Таблица26.5">
                <table:table-cell table:style-name="Таблица26.A5" office:value-type="string">
                  <text:p text:style-name="P126"><text:span text:style-name="T17">ОД</text:span></text:p>
                </table:table-cell>
                <table:table-cell table:style-name="Таблица26.B5" office:value-type="string">
                  <text:p text:style-name="P132">4 см</text:p>
                </table:table-cell>
                <table:table-cell table:style-name="Таблица26.B5" office:value-type="string">
                  <text:p text:style-name="P117">ст. прапорщик</text:p>
                </table:table-cell>
                <table:table-cell table:style-name="Таблица26.D5" office:value-type="string">
                  <text:p text:style-name="P117">Акучин М. С.</text:p>
                </table:table-cell>
              </table:table-row>
              <table:table-row table:style-name="Таблица26.5">
                <table:table-cell table:style-name="Таблица26.A6" table:number-columns-spanned="4" office:value-type="string">
                  <table:table table:name="Таблица27" table:style-name="Таблица27">
                    <table:table-column table:style-name="Таблица27.A"/>
                    <table:table-column table:style-name="Таблица27.B"/>
                    <table:table-column table:style-name="Таблица27.C"/>
                    <table:table-row>
                      <table:table-cell table:style-name="Таблица27.A1" office:value-type="string">
                        <text:p text:style-name="P127">ЗС СПД</text:p>
                      </table:table-cell>
                      <table:table-cell table:style-name="Таблица27.A1" office:value-type="string">
                        <text:p text:style-name="P124">-</text:p>
                      </table:table-cell>
                      <table:table-cell table:style-name="Таблица27.A1" office:value-type="string">
                        <text:p text:style-name="P131"><text:span text:style-name="T19">od_11odshbr@stantnyj.mil.zs</text:span></text:p>
                      </table:table-cell>
                    </table:table-row>
                    <table:table-row>
                      <table:table-cell table:style-name="Таблица27.A1" office:value-type="string">
                        <text:p text:style-name="P127">МСОЭК</text:p>
                      </table:table-cell>
                      <table:table-cell table:style-name="Таблица27.A1" office:value-type="string">
                        <text:p text:style-name="P124">-</text:p>
                      </table:table-cell>
                      <table:table-cell table:style-name="Таблица27.A1" office:value-type="string">
                        <text:p text:style-name="P131"><text:span text:style-name="T14">ВДВ/Статный/АП</text:span></text:p>
                      </table:table-cell>
                    </table:table-row>
                    <table:table-row>
                      <table:table-cell table:style-name="Таблица27.A1" office:value-type="string">
                        <text:p text:style-name="P127">ЗВКС</text:p>
                      </table:table-cell>
                      <table:table-cell table:style-name="Таблица27.A1" office:value-type="string">
                        <text:p text:style-name="P124">-</text:p>
                      </table:table-cell>
                      <table:table-cell table:style-name="Таблица27.A1" office:value-type="string">
                        <text:p text:style-name="P139">10.90.13.4</text:p>
                      </table:table-cell>
                    </table:table-row>
                  </table:table>
                  <text:p text:style-name="P126"/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</table:table-cell>
          <table:table-cell table:style-name="Таблица7.A1" office:value-type="string">
            <table:table table:name="Таблица28" table:style-name="Таблица28">
              <table:table-column table:style-name="Таблица28.A" table:number-columns-repeated="2"/>
              <table:table-column table:style-name="Таблица28.C"/>
              <table:table-column table:style-name="Таблица28.D"/>
              <table:table-row table:style-name="Таблица28.1">
                <table:table-cell table:style-name="Таблица28.A1" table:number-columns-spanned="4" office:value-type="string">
                  <text:p text:style-name="P121">ПУ 41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28.1">
                <table:table-cell table:style-name="Таблица28.A2" office:value-type="string">
                  <text:p text:style-name="P125"><text:span text:style-name="T17">ОД</text:span> <text:s text:c="2"/></text:p>
                </table:table-cell>
                <table:table-cell table:style-name="Таблица28.B2" office:value-type="string">
                  <text:p text:style-name="P132">1 см</text:p>
                </table:table-cell>
                <table:table-cell table:style-name="Таблица28.B2" office:value-type="string">
                  <text:p text:style-name="P115">прапорщик</text:p>
                </table:table-cell>
                <table:table-cell table:style-name="Таблица28.D2" office:value-type="string">
                  <text:p text:style-name="P141">Слободкин М. Е.</text:p>
                </table:table-cell>
              </table:table-row>
              <table:table-row table:style-name="Таблица28.1">
                <table:table-cell table:style-name="Таблица28.A2" office:value-type="string">
                  <text:p text:style-name="P126"><text:span text:style-name="T17">ОД</text:span></text:p>
                </table:table-cell>
                <table:table-cell table:style-name="Таблица28.B2" office:value-type="string">
                  <text:p text:style-name="P132">2 см</text:p>
                </table:table-cell>
                <table:table-cell table:style-name="Таблица28.B2" office:value-type="string">
                  <text:p text:style-name="P117">прапорщик</text:p>
                </table:table-cell>
                <table:table-cell table:style-name="Таблица28.D2" office:value-type="string">
                  <text:p text:style-name="P117">Зинин Д. В.</text:p>
                </table:table-cell>
              </table:table-row>
              <table:table-row table:style-name="Таблица28.1">
                <table:table-cell table:style-name="Таблица28.A2" office:value-type="string">
                  <text:p text:style-name="P126"><text:span text:style-name="T17">ОД</text:span></text:p>
                </table:table-cell>
                <table:table-cell table:style-name="Таблица28.B2" office:value-type="string">
                  <text:p text:style-name="P132">3 см</text:p>
                </table:table-cell>
                <table:table-cell table:style-name="Таблица28.B2" office:value-type="string">
                  <text:p text:style-name="P115">прапорщик</text:p>
                </table:table-cell>
                <table:table-cell table:style-name="Таблица28.D2" office:value-type="string">
                  <text:p text:style-name="P141">Офилькин Д. Ю.</text:p>
                </table:table-cell>
              </table:table-row>
              <table:table-row table:style-name="Таблица28.5">
                <table:table-cell table:style-name="Таблица28.A5" office:value-type="string">
                  <text:p text:style-name="P126"><text:span text:style-name="T17">ОД</text:span></text:p>
                </table:table-cell>
                <table:table-cell table:style-name="Таблица28.B5" office:value-type="string">
                  <text:p text:style-name="P132">4 см</text:p>
                </table:table-cell>
                <table:table-cell table:style-name="Таблица28.B5" office:value-type="string">
                  <text:p text:style-name="P115">прапорщик</text:p>
                </table:table-cell>
                <table:table-cell table:style-name="Таблица28.D5" office:value-type="string">
                  <text:p text:style-name="P141">Никитин В. Н. </text:p>
                </table:table-cell>
              </table:table-row>
              <table:table-row table:style-name="Таблица28.5">
                <table:table-cell table:style-name="Таблица28.A6" table:number-columns-spanned="4" office:value-type="string">
                  <table:table table:name="Таблица29" table:style-name="Таблица29">
                    <table:table-column table:style-name="Таблица29.A"/>
                    <table:table-column table:style-name="Таблица29.B"/>
                    <table:table-column table:style-name="Таблица29.C"/>
                    <table:table-row>
                      <table:table-cell table:style-name="Таблица29.A1" office:value-type="string">
                        <text:p text:style-name="P127">ЗС СПД</text:p>
                      </table:table-cell>
                      <table:table-cell table:style-name="Таблица29.A1" office:value-type="string">
                        <text:p text:style-name="P124">-</text:p>
                      </table:table-cell>
                      <table:table-cell table:style-name="Таблица29.A1" office:value-type="string">
                        <text:p text:style-name="P131"><text:span text:style-name="T19">od_31odshbr@cilindr.mil.zs</text:span></text:p>
                      </table:table-cell>
                    </table:table-row>
                    <table:table-row>
                      <table:table-cell table:style-name="Таблица29.A1" office:value-type="string">
                        <text:p text:style-name="P127">МСОЭК</text:p>
                      </table:table-cell>
                      <table:table-cell table:style-name="Таблица29.A1" office:value-type="string">
                        <text:p text:style-name="P124">-</text:p>
                      </table:table-cell>
                      <table:table-cell table:style-name="Таблица29.A1" office:value-type="string">
                        <text:p text:style-name="P131"><text:span text:style-name="T14">ВДВ/Цилиндр/АП</text:span></text:p>
                      </table:table-cell>
                    </table:table-row>
                    <table:table-row>
                      <table:table-cell table:style-name="Таблица29.A1" office:value-type="string">
                        <text:p text:style-name="P127">ЗВКС</text:p>
                      </table:table-cell>
                      <table:table-cell table:style-name="Таблица29.A1" office:value-type="string">
                        <text:p text:style-name="P124">-</text:p>
                      </table:table-cell>
                      <table:table-cell table:style-name="Таблица29.A1" office:value-type="string">
                        <text:p text:style-name="P139">10.100.141.2</text:p>
                      </table:table-cell>
                    </table:table-row>
                  </table:table>
                  <text:p text:style-name="P126"/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</table:table-cell>
        </table:table-row>
        <table:table-row>
          <table:table-cell table:style-name="Таблица7.A1" office:value-type="string">
            <table:table table:name="Таблица1" table:style-name="Таблица1">
              <table:table-column table:style-name="Таблица1.A" table:number-columns-repeated="2"/>
              <table:table-column table:style-name="Таблица1.C"/>
              <table:table-column table:style-name="Таблица1.D"/>
              <table:table-row table:style-name="Таблица1.1">
                <table:table-cell table:style-name="Таблица1.A1" table:number-columns-spanned="4" office:value-type="string">
                  <text:p text:style-name="P121">ПУ <text:span text:style-name="T21">56</text:span>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2" office:value-type="string">
                  <text:p text:style-name="P125"><text:span text:style-name="T17">ОД</text:span> <text:s text:c="2"/></text:p>
                </table:table-cell>
                <table:table-cell table:style-name="Таблица1.B2" office:value-type="string">
                  <text:p text:style-name="P132">1 см</text:p>
                </table:table-cell>
                <table:table-cell table:style-name="Таблица1.B2" office:value-type="string">
                  <text:p text:style-name="P115">прапорщик</text:p>
                </table:table-cell>
                <table:table-cell table:style-name="Таблица1.D2" office:value-type="string">
                  <text:p text:style-name="P141">Парамонов А. С.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126"><text:span text:style-name="T17">ОД</text:span></text:p>
                </table:table-cell>
                <table:table-cell table:style-name="Таблица1.B2" office:value-type="string">
                  <text:p text:style-name="P132">2 см</text:p>
                </table:table-cell>
                <table:table-cell table:style-name="Таблица1.B2" office:value-type="string">
                  <text:p text:style-name="P117">прапорщик</text:p>
                </table:table-cell>
                <table:table-cell table:style-name="Таблица1.D2" office:value-type="string">
                  <text:p text:style-name="P117">Сушков А. В.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126"><text:span text:style-name="T17">ОД</text:span></text:p>
                </table:table-cell>
                <table:table-cell table:style-name="Таблица1.B2" office:value-type="string">
                  <text:p text:style-name="P132">3 см</text:p>
                </table:table-cell>
                <table:table-cell table:style-name="Таблица1.B2" office:value-type="string">
                  <text:p text:style-name="P115">прапорщик</text:p>
                </table:table-cell>
                <table:table-cell table:style-name="Таблица1.D2" office:value-type="string">
                  <text:p text:style-name="P141">Беленков А. В.</text:p>
                </table:table-cell>
              </table:table-row>
              <table:table-row table:style-name="Таблица1.5">
                <table:table-cell table:style-name="Таблица1.A5" office:value-type="string">
                  <text:p text:style-name="P126"><text:span text:style-name="T17">ОД</text:span></text:p>
                </table:table-cell>
                <table:table-cell table:style-name="Таблица1.B5" office:value-type="string">
                  <text:p text:style-name="P132">4 см</text:p>
                </table:table-cell>
                <table:table-cell table:style-name="Таблица1.B5" office:value-type="string">
                  <text:p text:style-name="P115">прапорщик</text:p>
                </table:table-cell>
                <table:table-cell table:style-name="Таблица1.D5" office:value-type="string">
                  <text:p text:style-name="P141">Курсаков С. Н.</text:p>
                </table:table-cell>
              </table:table-row>
              <table:table-row table:style-name="Таблица1.5">
                <table:table-cell table:style-name="Таблица1.A6" table:number-columns-spanned="4" office:value-type="string">
                  <table:table table:name="Таблица2" table:style-name="Таблица2">
                    <table:table-column table:style-name="Таблица2.A"/>
                    <table:table-column table:style-name="Таблица2.B"/>
                    <table:table-column table:style-name="Таблица2.C"/>
                    <table:table-row>
                      <table:table-cell table:style-name="Таблица2.A1" office:value-type="string">
                        <text:p text:style-name="P127">ЗС СПД</text:p>
                      </table:table-cell>
                      <table:table-cell table:style-name="Таблица2.A1" office:value-type="string">
                        <text:p text:style-name="P124">-</text:p>
                      </table:table-cell>
                      <table:table-cell table:style-name="Таблица2.A1" office:value-type="string">
                        <text:p text:style-name="P131"><text:span text:style-name="T19">od_56odshbr@zanaves.mil.zs</text:span></text:p>
                      </table:table-cell>
                    </table:table-row>
                    <table:table-row>
                      <table:table-cell table:style-name="Таблица2.A1" office:value-type="string">
                        <text:p text:style-name="P127">МСОЭК</text:p>
                      </table:table-cell>
                      <table:table-cell table:style-name="Таблица2.A1" office:value-type="string">
                        <text:p text:style-name="P124">-</text:p>
                      </table:table-cell>
                      <table:table-cell table:style-name="Таблица2.A1" office:value-type="string">
                        <text:p text:style-name="P131"><text:span text:style-name="T14">ВДВ/Занавес/АП</text:span></text:p>
                      </table:table-cell>
                    </table:table-row>
                    <table:table-row>
                      <table:table-cell table:style-name="Таблица2.A1" office:value-type="string">
                        <text:p text:style-name="P127">ЗВКС</text:p>
                      </table:table-cell>
                      <table:table-cell table:style-name="Таблица2.A1" office:value-type="string">
                        <text:p text:style-name="P124">-</text:p>
                      </table:table-cell>
                      <table:table-cell table:style-name="Таблица2.A1" office:value-type="string">
                        <text:p text:style-name="P139">10.45.153.2</text:p>
                      </table:table-cell>
                    </table:table-row>
                  </table:table>
                  <text:p text:style-name="P126"/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</table:table-cell>
          <table:table-cell table:style-name="Таблица7.A1" office:value-type="string">
            <table:table table:name="Таблица32" table:style-name="Таблица32">
              <table:table-column table:style-name="Таблица32.A" table:number-columns-repeated="2"/>
              <table:table-column table:style-name="Таблица32.C"/>
              <table:table-column table:style-name="Таблица32.D"/>
              <table:table-row table:style-name="Таблица32.1">
                <table:table-cell table:style-name="Таблица32.A1" table:number-columns-spanned="4" office:value-type="string">
                  <text:p text:style-name="P120">ПУ <text:span text:style-name="T18">93</text:span>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32.1">
                <table:table-cell table:style-name="Таблица32.A2" office:value-type="string">
                  <text:p text:style-name="P143">ОД <text:s text:c="2"/></text:p>
                </table:table-cell>
                <table:table-cell table:style-name="Таблица32.B2" office:value-type="string">
                  <text:p text:style-name="P144">1 см</text:p>
                </table:table-cell>
                <table:table-cell table:style-name="Таблица32.B2" office:value-type="string">
                  <text:p text:style-name="P115">прапорщик</text:p>
                </table:table-cell>
                <table:table-cell table:style-name="Таблица32.D2" office:value-type="string">
                  <text:p text:style-name="P141">Бердник А. В.</text:p>
                </table:table-cell>
              </table:table-row>
              <table:table-row table:style-name="Таблица32.1">
                <table:table-cell table:style-name="Таблица32.A2" office:value-type="string">
                  <text:p text:style-name="P145">ОД</text:p>
                </table:table-cell>
                <table:table-cell table:style-name="Таблица32.B2" office:value-type="string">
                  <text:p text:style-name="P144">2 см</text:p>
                </table:table-cell>
                <table:table-cell table:style-name="Таблица32.B2" office:value-type="string">
                  <text:p text:style-name="P117">прапорщик</text:p>
                </table:table-cell>
                <table:table-cell table:style-name="Таблица32.D2" office:value-type="string">
                  <text:p text:style-name="P117">Крылов В. А.</text:p>
                </table:table-cell>
              </table:table-row>
              <table:table-row table:style-name="Таблица32.1">
                <table:table-cell table:style-name="Таблица32.A2" office:value-type="string">
                  <text:p text:style-name="P145">ОД</text:p>
                </table:table-cell>
                <table:table-cell table:style-name="Таблица32.B2" office:value-type="string">
                  <text:p text:style-name="P144">3 см</text:p>
                </table:table-cell>
                <table:table-cell table:style-name="Таблица32.B2" office:value-type="string">
                  <text:p text:style-name="P115">прапорщик</text:p>
                </table:table-cell>
                <table:table-cell table:style-name="Таблица32.D2" office:value-type="string">
                  <text:p text:style-name="P141">Ефременко Е. С.</text:p>
                </table:table-cell>
              </table:table-row>
              <table:table-row table:style-name="Таблица32.1">
                <table:table-cell table:style-name="Таблица32.A5" office:value-type="string">
                  <text:p text:style-name="P145">ОД</text:p>
                </table:table-cell>
                <table:table-cell table:style-name="Таблица32.B5" office:value-type="string">
                  <text:p text:style-name="P144">4 см</text:p>
                </table:table-cell>
                <table:table-cell table:style-name="Таблица32.B5" office:value-type="string">
                  <text:p text:style-name="P115">прапорщик</text:p>
                </table:table-cell>
                <table:table-cell table:style-name="Таблица32.D5" office:value-type="string">
                  <text:p text:style-name="P141">Глупов К. И.</text:p>
                </table:table-cell>
              </table:table-row>
              <table:table-row table:style-name="Таблица32.1">
                <table:table-cell table:style-name="Таблица32.A6" table:number-columns-spanned="4" office:value-type="string">
                  <table:table table:name="Таблица13" table:style-name="Таблица13">
                    <table:table-column table:style-name="Таблица13.A"/>
                    <table:table-column table:style-name="Таблица13.B"/>
                    <table:table-column table:style-name="Таблица13.C"/>
                    <table:table-row table:style-name="Таблица13.1">
                      <table:table-cell table:style-name="Таблица13.A1" office:value-type="string">
                        <text:p text:style-name="P127">ЗС СПД</text:p>
                      </table:table-cell>
                      <table:table-cell table:style-name="Таблица13.A1" office:value-type="string">
                        <text:p text:style-name="P124">-</text:p>
                      </table:table-cell>
                      <table:table-cell table:style-name="Таблица13.A1" office:value-type="string">
                        <text:p text:style-name="P131"><text:span text:style-name="T19">od@priliv.mil.zs</text:span></text:p>
                      </table:table-cell>
                    </table:table-row>
                    <table:table-row>
                      <table:table-cell table:style-name="Таблица13.A1" office:value-type="string">
                        <text:p text:style-name="P127">МСОЭК</text:p>
                      </table:table-cell>
                      <table:table-cell table:style-name="Таблица13.A1" office:value-type="string">
                        <text:p text:style-name="P124">-</text:p>
                      </table:table-cell>
                      <table:table-cell table:style-name="Таблица13.A1" office:value-type="string">
                        <text:p text:style-name="P131"><text:span text:style-name="T14">ВДВ/Прилив/АП</text:span></text:p>
                      </table:table-cell>
                    </table:table-row>
                    <table:table-row>
                      <table:table-cell table:style-name="Таблица13.A1" office:value-type="string">
                        <text:p text:style-name="P127">ЗВКС</text:p>
                      </table:table-cell>
                      <table:table-cell table:style-name="Таблица13.A1" office:value-type="string">
                        <text:p text:style-name="P124">-</text:p>
                      </table:table-cell>
                      <table:table-cell table:style-name="Таблица13.A1" office:value-type="string">
                        <text:p text:style-name="P139">10.92.21.2</text:p>
                      </table:table-cell>
                    </table:table-row>
                  </table:table>
                  <text:p text:style-name="P145"/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</table:table-cell>
          <table:table-cell table:style-name="Таблица7.A1" office:value-type="string">
            <table:table table:name="Таблица33" table:style-name="Таблица33">
              <table:table-column table:style-name="Таблица33.A" table:number-columns-repeated="2"/>
              <table:table-column table:style-name="Таблица33.C"/>
              <table:table-column table:style-name="Таблица33.D"/>
              <table:table-row table:style-name="Таблица33.1">
                <table:table-cell table:style-name="Таблица33.A1" table:number-columns-spanned="4" office:value-type="string">
                  <text:p text:style-name="P120">ПУ <text:span text:style-name="T18">48 бру</text:span></text:p>
                </table:table-cell>
                <table:covered-table-cell/>
                <table:covered-table-cell/>
                <table:covered-table-cell/>
              </table:table-row>
              <table:table-row table:style-name="Таблица33.1">
                <table:table-cell table:style-name="Таблица33.A2" office:value-type="string">
                  <text:p text:style-name="P143">ОД <text:s text:c="2"/></text:p>
                </table:table-cell>
                <table:table-cell table:style-name="Таблица33.B2" office:value-type="string">
                  <text:p text:style-name="P144">1 см</text:p>
                </table:table-cell>
                <table:table-cell table:style-name="Таблица33.B2" office:value-type="string">
                  <text:p text:style-name="P115">прапорщик</text:p>
                </table:table-cell>
                <table:table-cell table:style-name="Таблица33.D2" office:value-type="string">
                  <text:p text:style-name="P151">Кочетов И. А. </text:p>
                </table:table-cell>
              </table:table-row>
              <table:table-row table:style-name="Таблица33.1">
                <table:table-cell table:style-name="Таблица33.A2" office:value-type="string">
                  <text:p text:style-name="P145">ОД</text:p>
                </table:table-cell>
                <table:table-cell table:style-name="Таблица33.B2" office:value-type="string">
                  <text:p text:style-name="P144">2 см</text:p>
                </table:table-cell>
                <table:table-cell table:style-name="Таблица33.B2" office:value-type="string">
                  <text:p text:style-name="P115">прапорщик</text:p>
                </table:table-cell>
                <table:table-cell table:style-name="Таблица33.D2" office:value-type="string">
                  <text:p text:style-name="P151">Панфилов И. О.</text:p>
                </table:table-cell>
              </table:table-row>
              <table:table-row table:style-name="Таблица33.1">
                <table:table-cell table:style-name="Таблица33.A2" office:value-type="string">
                  <text:p text:style-name="P145">ОД</text:p>
                </table:table-cell>
                <table:table-cell table:style-name="Таблица33.B2" office:value-type="string">
                  <text:p text:style-name="P144">3 см</text:p>
                </table:table-cell>
                <table:table-cell table:style-name="Таблица33.B2" office:value-type="string">
                  <text:p text:style-name="P115">ст. сержант</text:p>
                </table:table-cell>
                <table:table-cell table:style-name="Таблица33.D2" office:value-type="string">
                  <text:p text:style-name="P151">Юдин А. А.</text:p>
                </table:table-cell>
              </table:table-row>
              <table:table-row table:style-name="Таблица33.1">
                <table:table-cell table:style-name="Таблица33.A5" office:value-type="string">
                  <text:p text:style-name="P145">ОД</text:p>
                </table:table-cell>
                <table:table-cell table:style-name="Таблица33.B5" office:value-type="string">
                  <text:p text:style-name="P144">4 см</text:p>
                </table:table-cell>
                <table:table-cell table:style-name="Таблица33.B5" office:value-type="string">
                  <text:p text:style-name="P117">прапорщик</text:p>
                </table:table-cell>
                <table:table-cell table:style-name="Таблица33.D5" office:value-type="string">
                  <text:p text:style-name="P118">Тимофеев Р. Ю.</text:p>
                </table:table-cell>
              </table:table-row>
              <table:table-row table:style-name="Таблица33.1">
                <table:table-cell table:style-name="Таблица33.A6" table:number-columns-spanned="4" office:value-type="string">
                  <table:table table:name="Таблица14" table:style-name="Таблица14">
                    <table:table-column table:style-name="Таблица14.A"/>
                    <table:table-column table:style-name="Таблица14.B"/>
                    <table:table-column table:style-name="Таблица14.C"/>
                    <table:table-row>
                      <table:table-cell table:style-name="Таблица14.A1" office:value-type="string">
                        <text:p text:style-name="P127">ЗС СПД</text:p>
                      </table:table-cell>
                      <table:table-cell table:style-name="Таблица14.A1" office:value-type="string">
                        <text:p text:style-name="P124">-</text:p>
                      </table:table-cell>
                      <table:table-cell table:style-name="Таблица14.A1" office:value-type="string">
                        <text:p text:style-name="P131"><text:span text:style-name="T19">od_38bru@orlan.mil.zs</text:span></text:p>
                      </table:table-cell>
                    </table:table-row>
                    <table:table-row>
                      <table:table-cell table:style-name="Таблица14.A1" office:value-type="string">
                        <text:p text:style-name="P127">МСОЭК</text:p>
                      </table:table-cell>
                      <table:table-cell table:style-name="Таблица14.A1" office:value-type="string">
                        <text:p text:style-name="P124">-</text:p>
                      </table:table-cell>
                      <table:table-cell table:style-name="Таблица14.A1" office:value-type="string">
                        <text:p text:style-name="P138"><text:span text:style-name="T14">ВДВ/Орлан/АП</text:span></text:p>
                      </table:table-cell>
                    </table:table-row>
                    <table:table-row>
                      <table:table-cell table:style-name="Таблица14.A1" office:value-type="string">
                        <text:p text:style-name="P127">ЗВКС</text:p>
                      </table:table-cell>
                      <table:table-cell table:style-name="Таблица14.A1" office:value-type="string">
                        <text:p text:style-name="P124">-</text:p>
                      </table:table-cell>
                      <table:table-cell table:style-name="Таблица14.A1" office:value-type="string">
                        <text:p text:style-name="P139">10.100.149.3</text:p>
                      </table:table-cell>
                    </table:table-row>
                  </table:table>
                  <text:p text:style-name="P145"/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</table:table-cell>
        </table:table-row>
        <table:table-row>
          <table:table-cell table:style-name="Таблица7.A1" office:value-type="string">
            <text:p text:style-name="P122"/>
          </table:table-cell>
          <table:table-cell table:style-name="Таблица7.A1" office:value-type="string">
            <text:p text:style-name="P120"/>
          </table:table-cell>
          <table:table-cell table:style-name="Таблица7.A1" office:value-type="string">
            <text:p text:style-name="P120"/>
          </table:table-cell>
        </table:table-row>
      </table:table>
      <text:p text:style-name="P109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row>
          <table:table-cell table:style-name="Таблица31.A1" office:value-type="string">
            <text:p text:style-name="P110">&lt;должность&gt;</text:p>
          </table:table-cell>
          <table:table-cell table:style-name="Таблица31.B1" office:value-type="string">
            <text:p text:style-name="P111"/>
          </table:table-cell>
          <table:table-cell table:style-name="Таблица31.A1" office:value-type="string">
            <text:p text:style-name="P112"><text:span text:style-name="T9">&lt;в/звание&gt;</text:span> <text:span text:style-name="T9">&lt;И. Фамилия&gt;</text:span> </text:p>
          </table:table-cell>
        </table:table-row>
        <table:table-row>
          <table:table-cell table:style-name="Таблица31.A1" office:value-type="string">
            <text:p text:style-name="P104"><text:span text:style-name="T7"><text:s text:c="112"/>(должность) </text:span></text:p>
          </table:table-cell>
          <table:table-cell table:style-name="Таблица31.A1" office:value-type="string">
            <text:p text:style-name="P105"><text:span text:style-name="T8">(</text:span>подпись<text:span text:style-name="T8">)</text:span></text:p>
          </table:table-cell>
          <table:table-cell table:style-name="Таблица31.A1" office:value-type="string">
            <text:p text:style-name="P106">(воинское звание, инициал имени, фамилия)</text:p>
          </table:table-cell>
        </table:table-row>
        <table:table-row>
          <table:table-cell table:style-name="Таблица31.A1" office:value-type="string">
            <text:p text:style-name="P108">09.02.2021</text:p>
          </table:table-cell>
          <table:table-cell table:style-name="Таблица31.A1" office:value-type="string">
            <text:p text:style-name="P105"/>
          </table:table-cell>
          <table:table-cell table:style-name="Таблица31.A1" office:value-type="string">
            <text:p text:style-name="P106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MT1" style:family="text">
      <style:text-properties officeooo:rsid="001100da"/>
    </style:style>
    <style:style style:name="MT2" style:family="text">
      <style:text-properties officeooo:rsid="0028b602"/>
    </style:style>
    <style:page-layout style:name="Mpm1">
      <style:page-layout-properties fo:page-width="29.7cm" fo:page-height="21.001cm" style:num-format="1" style:print-orientation="landscape" fo:margin-top="2cm" fo:margin-bottom="1.19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6н</text:span></text:p>
        <text:p text:style-name="MP2">Состав дежурной смены</text:p>
        <text:p text:style-name="MP2">по <text:span text:style-name="MT2">повседневной деятельности ЦУ ВДВ на 09.02.20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1T19:45:50.538982857</dc:date>
    <meta:editing-duration>PT2H45M46S</meta:editing-duration>
    <meta:editing-cycles>29</meta:editing-cycles>
    <meta:generator>LibreOffice/6.0.7.3$Linux_X86_64 LibreOffice_project/00m0$Build-3</meta:generator>
    <meta:document-statistic meta:table-count="24" meta:image-count="0" meta:object-count="0" meta:page-count="3" meta:paragraph-count="334" meta:word-count="548" meta:character-count="2715" meta:non-whitespace-character-count="2354"/>
  </office:meta>
</office:document-meta>
</file>